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73cm" table:align="left" style:writing-mode="lr-tb"/>
    </style:style>
    <style:style style:name="Tabela1.A" style:family="table-column">
      <style:table-column-properties style:column-width="17.07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7.073cm" table:align="left" style:writing-mode="lr-tb"/>
    </style:style>
    <style:style style:name="Tabela2.A" style:family="table-column">
      <style:table-column-properties style:column-width="17.07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7.073cm" table:align="left" style:writing-mode="lr-tb"/>
    </style:style>
    <style:style style:name="Tabela3.A" style:family="table-column">
      <style:table-column-properties style:column-width="17.0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7.073cm" table:align="left" style:writing-mode="lr-tb"/>
    </style:style>
    <style:style style:name="Tabela4.A" style:family="table-column">
      <style:table-column-properties style:column-width="17.073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7.073cm" table:align="left" style:writing-mode="lr-tb"/>
    </style:style>
    <style:style style:name="Tabela5.A" style:family="table-column">
      <style:table-column-properties style:column-width="17.073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" style:family="table">
      <style:table-properties style:width="17.073cm" table:align="left" style:writing-mode="lr-tb"/>
    </style:style>
    <style:style style:name="Tabela6.A" style:family="table-column">
      <style:table-column-properties style:column-width="17.07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" style:family="table">
      <style:table-properties style:width="17.073cm" table:align="left" style:writing-mode="lr-tb"/>
    </style:style>
    <style:style style:name="Tabela7.A" style:family="table-column">
      <style:table-column-properties style:column-width="17.073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" style:family="table">
      <style:table-properties style:width="17.073cm" table:align="left" style:writing-mode="lr-tb"/>
    </style:style>
    <style:style style:name="Tabela8.A" style:family="table-column">
      <style:table-column-properties style:column-width="17.073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9" style:family="table">
      <style:table-properties style:width="17.073cm" table:align="left" style:writing-mode="lr-tb"/>
    </style:style>
    <style:style style:name="Tabela9.A" style:family="table-column">
      <style:table-column-properties style:column-width="17.073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0" style:family="table">
      <style:table-properties style:width="17.073cm" table:align="left" style:writing-mode="lr-tb"/>
    </style:style>
    <style:style style:name="Tabela10.A" style:family="table-column">
      <style:table-column-properties style:column-width="17.073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1" style:family="table">
      <style:table-properties style:width="17.073cm" table:align="left" style:writing-mode="lr-tb"/>
    </style:style>
    <style:style style:name="Tabela11.A" style:family="table-column">
      <style:table-column-properties style:column-width="17.073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2" style:family="table">
      <style:table-properties style:width="17.073cm" table:align="left" style:writing-mode="lr-tb"/>
    </style:style>
    <style:style style:name="Tabela12.A" style:family="table-column">
      <style:table-column-properties style:column-width="17.073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3" style:family="table">
      <style:table-properties style:width="14.31cm" fo:margin-left="-0.203cm" table:align="left" style:writing-mode="lr-tb"/>
    </style:style>
    <style:style style:name="Tabela13.A" style:family="table-column">
      <style:table-column-properties style:column-width="4.673cm"/>
    </style:style>
    <style:style style:name="Tabela13.B" style:family="table-column">
      <style:table-column-properties style:column-width="4.665cm"/>
    </style:style>
    <style:style style:name="Tabela13.C" style:family="table-column">
      <style:table-column-properties style:column-width="4.972cm"/>
    </style:style>
    <style:style style:name="Tabela13.1" style:family="table-row">
      <style:table-row-properties style:min-row-height="3.408cm" style:keep-together="true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ela13.C1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ela14" style:family="table">
      <style:table-properties style:width="17.385cm" fo:margin-left="-0.199cm" table:align="left" style:writing-mode="lr-tb"/>
    </style:style>
    <style:style style:name="Tabela14.A" style:family="table-column">
      <style:table-column-properties style:column-width="17.385cm"/>
    </style:style>
    <style:style style:name="Tabela14.1" style:family="table-row">
      <style:table-row-properties style:min-row-height="1.558cm" style:keep-together="true"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5" style:family="table">
      <style:table-properties style:width="17.29cm" fo:margin-left="-0.212cm" table:align="left" style:writing-mode="lr-tb"/>
    </style:style>
    <style:style style:name="Tabela15.A" style:family="table-column">
      <style:table-column-properties style:column-width="17.29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="0cm" fo:border="0.018cm solid #000000" style:writing-mode="lr-tb"/>
    </style:style>
    <style:style style:name="Tabela16" style:family="table">
      <style:table-properties style:width="17.29cm" fo:margin-left="-0.212cm" table:align="left" style:writing-mode="lr-tb"/>
    </style:style>
    <style:style style:name="Tabela16.A" style:family="table-column">
      <style:table-column-properties style:column-width="17.29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="0cm" fo:border="0.018cm solid #000000" style:writing-mode="lr-tb"/>
    </style:style>
    <style:style style:name="Tabela17" style:family="table">
      <style:table-properties style:width="17.325cm" fo:margin-left="-0.199cm" table:align="left" style:writing-mode="lr-tb"/>
    </style:style>
    <style:style style:name="Tabela17.A" style:family="table-column">
      <style:table-column-properties style:column-width="17.325cm"/>
    </style:style>
    <style:style style:name="Tabela17.1" style:family="table-row">
      <style:table-row-properties style:min-row-height="1.081cm" style:keep-together="true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8" style:family="table">
      <style:table-properties style:width="17.29cm" fo:margin-left="-0.212cm" table:align="left" style:writing-mode="lr-tb"/>
    </style:style>
    <style:style style:name="Tabela18.A" style:family="table-column">
      <style:table-column-properties style:column-width="17.29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padding="0cm" fo:border="0.018cm solid #000000" style:writing-mode="lr-tb"/>
    </style:style>
    <style:style style:name="Tabela19" style:family="table">
      <style:table-properties style:width="17.295cm" fo:margin-left="-0.212cm" table:align="left" style:writing-mode="lr-tb"/>
    </style:style>
    <style:style style:name="Tabela19.A" style:family="table-column">
      <style:table-column-properties style:column-width="17.295cm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fo:padding="0cm" fo:border="0.018cm solid #000000" style:writing-mode="lr-tb"/>
    </style:style>
    <style:style style:name="Tabela20" style:family="table">
      <style:table-properties style:width="17.263cm" fo:margin-left="-0.199cm" table:align="left" style:writing-mode="lr-tb"/>
    </style:style>
    <style:style style:name="Tabela20.A" style:family="table-column">
      <style:table-column-properties style:column-width="17.263cm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1" style:family="table">
      <style:table-properties style:width="17.521cm" fo:margin-left="-0.501cm" table:align="left" style:writing-mode="lr-tb"/>
    </style:style>
    <style:style style:name="Tabela21.A" style:family="table-column">
      <style:table-column-properties style:column-width="6.752cm"/>
    </style:style>
    <style:style style:name="Tabela21.B" style:family="table-column">
      <style:table-column-properties style:column-width="10.769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2" style:family="table">
      <style:table-properties style:width="17.103cm" table:align="left" style:writing-mode="lr-tb"/>
    </style:style>
    <style:style style:name="Tabela22.A" style:family="table-column">
      <style:table-column-properties style:column-width="17.103cm"/>
    </style:style>
    <style:style style:name="Tabela22.1" style:family="table-row">
      <style:table-row-properties style:min-row-height="1.589cm" style:keep-together="true"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3" style:family="table">
      <style:table-properties style:width="17.094cm" table:align="left" style:writing-mode="lr-tb"/>
    </style:style>
    <style:style style:name="Tabela23.A" style:family="table-column">
      <style:table-column-properties style:column-width="17.094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top" fo:padding="0cm" fo:border="0.018cm solid #000000" style:writing-mode="lr-tb"/>
    </style:style>
    <style:style style:name="Tabela24" style:family="table">
      <style:table-properties style:width="17.094cm" table:align="left" style:writing-mode="lr-tb"/>
    </style:style>
    <style:style style:name="Tabela24.A" style:family="table-column">
      <style:table-column-properties style:column-width="17.094cm"/>
    </style:style>
    <style:style style:name="Tabela24.1" style:family="table-row">
      <style:table-row-properties style:keep-together="true" fo:keep-together="auto"/>
    </style:style>
    <style:style style:name="Tabela24.A1" style:family="table-cell">
      <style:table-cell-properties style:vertical-align="top" fo:padding="0cm" fo:border="0.018cm solid #000000" style:writing-mode="lr-tb"/>
    </style:style>
    <style:style style:name="Tabela25" style:family="table">
      <style:table-properties style:width="16.769cm" fo:margin-left="0.25cm" table:align="left" style:writing-mode="lr-tb"/>
    </style:style>
    <style:style style:name="Tabela25.A" style:family="table-column">
      <style:table-column-properties style:column-width="5.75cm"/>
    </style:style>
    <style:style style:name="Tabela25.B" style:family="table-column">
      <style:table-column-properties style:column-width="11.019cm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6" style:family="table">
      <style:table-properties style:width="17.094cm" table:align="left" style:writing-mode="lr-tb"/>
    </style:style>
    <style:style style:name="Tabela26.A" style:family="table-column">
      <style:table-column-properties style:column-width="17.094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top" fo:padding="0cm" fo:border="0.018cm solid #000000" style:writing-mode="lr-tb"/>
    </style:style>
    <style:style style:name="Tabela27" style:family="table">
      <style:table-properties style:width="17.094cm" table:align="left" style:writing-mode="lr-tb"/>
    </style:style>
    <style:style style:name="Tabela27.A" style:family="table-column">
      <style:table-column-properties style:column-width="17.094cm"/>
    </style:style>
    <style:style style:name="Tabela27.1" style:family="table-row">
      <style:table-row-properties style:keep-together="true" fo:keep-together="auto"/>
    </style:style>
    <style:style style:name="Tabela27.A1" style:family="table-cell">
      <style:table-cell-properties style:vertical-align="top" fo:padding="0cm" fo:border="0.018cm solid #000000" style:writing-mode="lr-tb"/>
    </style:style>
    <style:style style:name="Tabela28" style:family="table">
      <style:table-properties style:width="17.094cm" table:align="left" style:writing-mode="lr-tb"/>
    </style:style>
    <style:style style:name="Tabela28.A" style:family="table-column">
      <style:table-column-properties style:column-width="17.094cm"/>
    </style:style>
    <style:style style:name="Tabela28.1" style:family="table-row">
      <style:table-row-properties style:keep-together="true" fo:keep-together="auto"/>
    </style:style>
    <style:style style:name="Tabela28.A1" style:family="table-cell">
      <style:table-cell-properties style:vertical-align="top" fo:padding="0cm" fo:border="0.018cm solid #000000" style:writing-mode="lr-tb"/>
    </style:style>
    <style:style style:name="Tabela29" style:family="table">
      <style:table-properties style:width="17.094cm" table:align="left" style:writing-mode="lr-tb"/>
    </style:style>
    <style:style style:name="Tabela29.A" style:family="table-column">
      <style:table-column-properties style:column-width="17.094cm"/>
    </style:style>
    <style:style style:name="Tabela29.1" style:family="table-row">
      <style:table-row-properties style:keep-together="true" fo:keep-together="auto"/>
    </style:style>
    <style:style style:name="Tabela29.A1" style:family="table-cell">
      <style:table-cell-properties style:vertical-align="top" fo:padding="0cm" fo:border="0.018cm solid #000000" style:writing-mode="lr-tb"/>
    </style:style>
    <style:style style:name="Tabela30" style:family="table">
      <style:table-properties style:width="17.094cm" table:align="left" style:writing-mode="lr-tb"/>
    </style:style>
    <style:style style:name="Tabela30.A" style:family="table-column">
      <style:table-column-properties style:column-width="17.094cm"/>
    </style:style>
    <style:style style:name="Tabela30.1" style:family="table-row">
      <style:table-row-properties style:keep-together="true" fo:keep-together="auto"/>
    </style:style>
    <style:style style:name="Tabela30.A1" style:family="table-cell">
      <style:table-cell-properties style:vertical-align="top" fo:padding="0cm" fo:border="0.018cm solid #000000" style:writing-mode="lr-tb"/>
    </style:style>
    <style:style style:name="Tabela31" style:family="table">
      <style:table-properties style:width="17.094cm" table:align="left" style:writing-mode="lr-tb"/>
    </style:style>
    <style:style style:name="Tabela31.A" style:family="table-column">
      <style:table-column-properties style:column-width="17.094cm"/>
    </style:style>
    <style:style style:name="Tabela31.1" style:family="table-row">
      <style:table-row-properties style:keep-together="true" fo:keep-together="auto"/>
    </style:style>
    <style:style style:name="Tabela31.A1" style:family="table-cell">
      <style:table-cell-properties style:vertical-align="top" fo:padding="0cm" fo:border="0.018cm solid #000000" style:writing-mode="lr-tb"/>
    </style:style>
    <style:style style:name="Tabela32" style:family="table">
      <style:table-properties style:width="17.094cm" table:align="left" style:writing-mode="lr-tb"/>
    </style:style>
    <style:style style:name="Tabela32.A" style:family="table-column">
      <style:table-column-properties style:column-width="17.094cm"/>
    </style:style>
    <style:style style:name="Tabela32.1" style:family="table-row">
      <style:table-row-properties style:keep-together="true" fo:keep-together="auto"/>
    </style:style>
    <style:style style:name="Tabela32.A1" style:family="table-cell">
      <style:table-cell-properties style:vertical-align="top" fo:padding="0cm" fo:border="0.018cm solid #000000" style:writing-mode="lr-tb"/>
    </style:style>
    <style:style style:name="Tabela33" style:family="table">
      <style:table-properties style:width="16.268cm" fo:margin-left="0.751cm" table:align="left" style:writing-mode="lr-tb"/>
    </style:style>
    <style:style style:name="Tabela33.A" style:family="table-column">
      <style:table-column-properties style:column-width="5.5cm"/>
    </style:style>
    <style:style style:name="Tabela33.B" style:family="table-column">
      <style:table-column-properties style:column-width="10.769cm"/>
    </style:style>
    <style:style style:name="Tabela33.1" style:family="table-row">
      <style:table-row-properties style:keep-together="true"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4" style:family="table">
      <style:table-properties style:width="14.769cm" fo:margin-left="2.242cm" table:align="left" style:writing-mode="lr-tb"/>
    </style:style>
    <style:style style:name="Tabela34.A" style:family="table-column">
      <style:table-column-properties style:column-width="14.769cm"/>
    </style:style>
    <style:style style:name="Tabela34.1" style:family="table-row">
      <style:table-row-properties style:keep-together="true"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5" style:family="table">
      <style:table-properties style:width="14.769cm" fo:margin-left="2.242cm" table:align="left" style:writing-mode="lr-tb"/>
    </style:style>
    <style:style style:name="Tabela35.A" style:family="table-column">
      <style:table-column-properties style:column-width="14.769cm"/>
    </style:style>
    <style:style style:name="Tabela35.1" style:family="table-row">
      <style:table-row-properties style:keep-together="true" fo:keep-together="auto"/>
    </style:style>
    <style:style style:name="Tabela3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6" style:family="table">
      <style:table-properties style:width="14.769cm" fo:margin-left="2.242cm" table:align="left" style:writing-mode="lr-tb"/>
    </style:style>
    <style:style style:name="Tabela36.A" style:family="table-column">
      <style:table-column-properties style:column-width="14.769cm"/>
    </style:style>
    <style:style style:name="Tabela36.1" style:family="table-row">
      <style:table-row-properties style:keep-together="true" fo:keep-together="auto"/>
    </style:style>
    <style:style style:name="Tabela3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7" style:family="table">
      <style:table-properties style:width="14.769cm" fo:margin-left="2.242cm" table:align="left" style:writing-mode="lr-tb"/>
    </style:style>
    <style:style style:name="Tabela37.A" style:family="table-column">
      <style:table-column-properties style:column-width="14.769cm"/>
    </style:style>
    <style:style style:name="Tabela37.1" style:family="table-row">
      <style:table-row-properties style:keep-together="true" fo:keep-together="auto"/>
    </style:style>
    <style:style style:name="Tabela3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8" style:family="table">
      <style:table-properties style:width="14.769cm" fo:margin-left="2.242cm" table:align="left" style:writing-mode="lr-tb"/>
    </style:style>
    <style:style style:name="Tabela38.A" style:family="table-column">
      <style:table-column-properties style:column-width="14.769cm"/>
    </style:style>
    <style:style style:name="Tabela38.1" style:family="table-row">
      <style:table-row-properties style:keep-together="true" fo:keep-together="auto"/>
    </style:style>
    <style:style style:name="Tabela3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9" style:family="table">
      <style:table-properties style:width="15.822cm" fo:margin-left="1.242cm" table:align="left" style:writing-mode="lr-tb"/>
    </style:style>
    <style:style style:name="Tabela39.A" style:family="table-column">
      <style:table-column-properties style:column-width="15.822cm"/>
    </style:style>
    <style:style style:name="Tabela39.1" style:family="table-row">
      <style:table-row-properties style:keep-together="true" fo:keep-together="auto"/>
    </style:style>
    <style:style style:name="Tabela3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0" style:family="table">
      <style:table-properties style:width="15.822cm" fo:margin-left="1.242cm" table:align="left" style:writing-mode="lr-tb"/>
    </style:style>
    <style:style style:name="Tabela40.A" style:family="table-column">
      <style:table-column-properties style:column-width="15.822cm"/>
    </style:style>
    <style:style style:name="Tabela40.1" style:family="table-row">
      <style:table-row-properties style:keep-together="true" fo:keep-together="auto"/>
    </style:style>
    <style:style style:name="Tabela4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1" style:family="table">
      <style:table-properties style:width="17.073cm" fo:margin-left="1.242cm" table:align="left" style:writing-mode="lr-tb"/>
    </style:style>
    <style:style style:name="Tabela41.A" style:family="table-column">
      <style:table-column-properties style:column-width="17.073cm"/>
    </style:style>
    <style:style style:name="Tabela41.1" style:family="table-row">
      <style:table-row-properties style:keep-together="true"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2" style:family="table">
      <style:table-properties style:width="17.263cm" fo:margin-left="1.051cm" table:align="left" style:writing-mode="lr-tb"/>
    </style:style>
    <style:style style:name="Tabela42.A" style:family="table-column">
      <style:table-column-properties style:column-width="17.263cm"/>
    </style:style>
    <style:style style:name="Tabela42.1" style:family="table-row">
      <style:table-row-properties style:keep-together="true" fo:keep-together="auto"/>
    </style:style>
    <style:style style:name="Tabela4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3" style:family="table">
      <style:table-properties style:width="17.263cm" fo:margin-left="1.051cm" table:align="left" style:writing-mode="lr-tb"/>
    </style:style>
    <style:style style:name="Tabela43.A" style:family="table-column">
      <style:table-column-properties style:column-width="17.263cm"/>
    </style:style>
    <style:style style:name="Tabela43.1" style:family="table-row">
      <style:table-row-properties style:keep-together="true" fo:keep-together="auto"/>
    </style:style>
    <style:style style:name="Tabela4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4" style:family="table">
      <style:table-properties style:width="15.96cm" fo:margin-left="1.051cm" table:align="left" style:writing-mode="lr-tb"/>
    </style:style>
    <style:style style:name="Tabela44.A" style:family="table-column">
      <style:table-column-properties style:column-width="15.96cm"/>
    </style:style>
    <style:style style:name="Tabela44.1" style:family="table-row">
      <style:table-row-properties style:keep-together="true"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5" style:family="table">
      <style:table-properties style:width="15.956cm" fo:margin-left="1.055cm" table:align="left" style:writing-mode="lr-tb"/>
    </style:style>
    <style:style style:name="Tabela45.A" style:family="table-column">
      <style:table-column-properties style:column-width="15.956cm"/>
    </style:style>
    <style:style style:name="Tabela45.1" style:family="table-row">
      <style:table-row-properties style:keep-together="true" fo:keep-together="auto"/>
    </style:style>
    <style:style style:name="Tabela4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6" style:family="table">
      <style:table-properties style:width="17.122cm" table:align="left" style:writing-mode="lr-tb"/>
    </style:style>
    <style:style style:name="Tabela46.A" style:family="table-column">
      <style:table-column-properties style:column-width="17.122cm"/>
    </style:style>
    <style:style style:name="Tabela46.1" style:family="table-row">
      <style:table-row-properties style:min-row-height="1.591cm" style:keep-together="true" fo:keep-together="auto"/>
    </style:style>
    <style:style style:name="Tabela46.A1" style:family="table-cell">
      <style:table-cell-properties style:vertical-align="top" fo:padding="0cm" fo:border="0.018cm solid #000000" style:writing-mode="lr-tb"/>
    </style:style>
    <style:style style:name="Tabela47" style:family="table">
      <style:table-properties style:width="17.073cm" table:align="left" style:writing-mode="lr-tb"/>
    </style:style>
    <style:style style:name="Tabela47.A" style:family="table-column">
      <style:table-column-properties style:column-width="17.073cm"/>
    </style:style>
    <style:style style:name="Tabela47.1" style:family="table-row">
      <style:table-row-properties style:keep-together="true" fo:keep-together="auto"/>
    </style:style>
    <style:style style:name="Tabela4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8" style:family="table">
      <style:table-properties style:width="16.147cm" fo:margin-left="1.051cm" table:align="left" style:writing-mode="lr-tb"/>
    </style:style>
    <style:style style:name="Tabela48.A" style:family="table-column">
      <style:table-column-properties style:column-width="16.147cm"/>
    </style:style>
    <style:style style:name="Tabela48.1" style:family="table-row">
      <style:table-row-properties style:keep-together="true"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9" style:family="table">
      <style:table-properties style:width="16.147cm" fo:margin-left="1.051cm" table:align="left" style:writing-mode="lr-tb"/>
    </style:style>
    <style:style style:name="Tabela49.A" style:family="table-column">
      <style:table-column-properties style:column-width="16.147cm"/>
    </style:style>
    <style:style style:name="Tabela49.1" style:family="table-row">
      <style:table-row-properties style:keep-together="true"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0" style:family="table">
      <style:table-properties style:width="16.147cm" fo:margin-left="1.051cm" table:align="left" style:writing-mode="lr-tb"/>
    </style:style>
    <style:style style:name="Tabela50.A" style:family="table-column">
      <style:table-column-properties style:column-width="16.147cm"/>
    </style:style>
    <style:style style:name="Tabela50.1" style:family="table-row">
      <style:table-row-properties style:keep-together="true" fo:keep-together="auto"/>
    </style:style>
    <style:style style:name="Tabela5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1" style:family="table">
      <style:table-properties style:width="16.147cm" fo:margin-left="1.051cm" table:align="left" style:writing-mode="lr-tb"/>
    </style:style>
    <style:style style:name="Tabela51.A" style:family="table-column">
      <style:table-column-properties style:column-width="16.147cm"/>
    </style:style>
    <style:style style:name="Tabela51.1" style:family="table-row">
      <style:table-row-properties style:keep-together="true" fo:keep-together="auto"/>
    </style:style>
    <style:style style:name="Tabela5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2" style:family="table">
      <style:table-properties style:width="16.147cm" fo:margin-left="1.051cm" table:align="left" style:writing-mode="lr-tb"/>
    </style:style>
    <style:style style:name="Tabela52.A" style:family="table-column">
      <style:table-column-properties style:column-width="16.147cm"/>
    </style:style>
    <style:style style:name="Tabela52.1" style:family="table-row">
      <style:table-row-properties style:keep-together="true" fo:keep-together="auto"/>
    </style:style>
    <style:style style:name="Tabela5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3" style:family="table">
      <style:table-properties style:width="16.147cm" fo:margin-left="1.051cm" table:align="left" style:writing-mode="lr-tb"/>
    </style:style>
    <style:style style:name="Tabela53.A" style:family="table-column">
      <style:table-column-properties style:column-width="16.147cm"/>
    </style:style>
    <style:style style:name="Tabela53.1" style:family="table-row">
      <style:table-row-properties style:keep-together="true" fo:keep-together="auto"/>
    </style:style>
    <style:style style:name="Tabela5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4" style:family="table">
      <style:table-properties style:width="16.147cm" fo:margin-left="1.051cm" table:align="left" style:writing-mode="lr-tb"/>
    </style:style>
    <style:style style:name="Tabela54.A" style:family="table-column">
      <style:table-column-properties style:column-width="16.147cm"/>
    </style:style>
    <style:style style:name="Tabela54.1" style:family="table-row">
      <style:table-row-properties style:keep-together="true"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5" style:family="table">
      <style:table-properties style:width="16.147cm" fo:margin-left="1.051cm" table:align="left" style:writing-mode="lr-tb"/>
    </style:style>
    <style:style style:name="Tabela55.A" style:family="table-column">
      <style:table-column-properties style:column-width="16.147cm"/>
    </style:style>
    <style:style style:name="Tabela55.1" style:family="table-row">
      <style:table-row-properties style:keep-together="true" fo:keep-together="auto"/>
    </style:style>
    <style:style style:name="Tabela5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6" style:family="table">
      <style:table-properties style:width="16.27cm" fo:margin-left="0.991cm" table:align="left" style:writing-mode="lr-tb"/>
    </style:style>
    <style:style style:name="Tabela56.A" style:family="table-column">
      <style:table-column-properties style:column-width="16.27cm"/>
    </style:style>
    <style:style style:name="Tabela56.1" style:family="table-row">
      <style:table-row-properties style:keep-together="true" fo:keep-together="auto"/>
    </style:style>
    <style:style style:name="Tabela5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7" style:family="table">
      <style:table-properties style:width="16.27cm" fo:margin-left="0.991cm" table:align="left" style:writing-mode="lr-tb"/>
    </style:style>
    <style:style style:name="Tabela57.A" style:family="table-column">
      <style:table-column-properties style:column-width="16.27cm"/>
    </style:style>
    <style:style style:name="Tabela57.1" style:family="table-row">
      <style:table-row-properties style:keep-together="true" fo:keep-together="auto"/>
    </style:style>
    <style:style style:name="Tabela5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8" style:family="table">
      <style:table-properties style:width="16.27cm" fo:margin-left="0.991cm" table:align="left" style:writing-mode="lr-tb"/>
    </style:style>
    <style:style style:name="Tabela58.A" style:family="table-column">
      <style:table-column-properties style:column-width="16.27cm"/>
    </style:style>
    <style:style style:name="Tabela58.1" style:family="table-row">
      <style:table-row-properties style:keep-together="true" fo:keep-together="auto"/>
    </style:style>
    <style:style style:name="Tabela5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9" style:family="table">
      <style:table-properties style:width="16.27cm" fo:margin-left="0.991cm" table:align="left" style:writing-mode="lr-tb"/>
    </style:style>
    <style:style style:name="Tabela59.A" style:family="table-column">
      <style:table-column-properties style:column-width="16.27cm"/>
    </style:style>
    <style:style style:name="Tabela59.1" style:family="table-row">
      <style:table-row-properties style:keep-together="true" fo:keep-together="auto"/>
    </style:style>
    <style:style style:name="Tabela5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0" style:family="table">
      <style:table-properties style:width="16.27cm" fo:margin-left="0.991cm" table:align="left" style:writing-mode="lr-tb"/>
    </style:style>
    <style:style style:name="Tabela60.A" style:family="table-column">
      <style:table-column-properties style:column-width="16.27cm"/>
    </style:style>
    <style:style style:name="Tabela60.1" style:family="table-row">
      <style:table-row-properties style:keep-together="true" fo:keep-together="auto"/>
    </style:style>
    <style:style style:name="Tabela6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1" style:family="table">
      <style:table-properties style:width="16.27cm" fo:margin-left="0.991cm" table:align="left" style:writing-mode="lr-tb"/>
    </style:style>
    <style:style style:name="Tabela61.A" style:family="table-column">
      <style:table-column-properties style:column-width="16.27cm"/>
    </style:style>
    <style:style style:name="Tabela61.1" style:family="table-row">
      <style:table-row-properties style:keep-together="true" fo:keep-together="auto"/>
    </style:style>
    <style:style style:name="Tabela6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2" style:family="table">
      <style:table-properties style:width="17.09cm" table:align="left" style:writing-mode="lr-tb"/>
    </style:style>
    <style:style style:name="Tabela62.A" style:family="table-column">
      <style:table-column-properties style:column-width="17.09cm"/>
    </style:style>
    <style:style style:name="Tabela62.1" style:family="table-row">
      <style:table-row-properties style:keep-together="true" fo:keep-together="auto"/>
    </style:style>
    <style:style style:name="Tabela62.A1" style:family="table-cell">
      <style:table-cell-properties style:vertical-align="top" fo:padding="0cm" fo:border="0.018cm solid #000000" style:writing-mode="lr-tb"/>
    </style:style>
    <style:style style:name="Tabela63" style:family="table">
      <style:table-properties style:width="17.089cm" table:align="left" style:writing-mode="lr-tb"/>
    </style:style>
    <style:style style:name="Tabela63.A" style:family="table-column">
      <style:table-column-properties style:column-width="17.089cm"/>
    </style:style>
    <style:style style:name="Tabela63.1" style:family="table-row">
      <style:table-row-properties style:keep-together="true" fo:keep-together="auto"/>
    </style:style>
    <style:style style:name="Tabela63.A1" style:family="table-cell">
      <style:table-cell-properties style:vertical-align="top" fo:padding="0cm" fo:border="0.018cm solid #000000" style:writing-mode="lr-tb"/>
    </style:style>
    <style:style style:name="Tabela64" style:family="table">
      <style:table-properties style:width="17.073cm" table:align="left" style:writing-mode="lr-tb"/>
    </style:style>
    <style:style style:name="Tabela64.A" style:family="table-column">
      <style:table-column-properties style:column-width="3.258cm"/>
    </style:style>
    <style:style style:name="Tabela64.B" style:family="table-column">
      <style:table-column-properties style:column-width="3.448cm"/>
    </style:style>
    <style:style style:name="Tabela64.D" style:family="table-column">
      <style:table-column-properties style:column-width="3.45cm"/>
    </style:style>
    <style:style style:name="Tabela64.E" style:family="table-column">
      <style:table-column-properties style:column-width="3.468cm"/>
    </style:style>
    <style:style style:name="Tabela64.1" style:family="table-row">
      <style:table-row-properties style:keep-together="true" fo:keep-together="auto"/>
    </style:style>
    <style:style style:name="Tabela6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5" style:family="table">
      <style:table-properties style:width="17.094cm" table:align="left" style:writing-mode="lr-tb"/>
    </style:style>
    <style:style style:name="Tabela65.A" style:family="table-column">
      <style:table-column-properties style:column-width="17.094cm"/>
    </style:style>
    <style:style style:name="Tabela65.1" style:family="table-row">
      <style:table-row-properties style:keep-together="true" fo:keep-together="auto"/>
    </style:style>
    <style:style style:name="Tabela65.A1" style:family="table-cell">
      <style:table-cell-properties style:vertical-align="top" fo:padding="0cm" fo:border="0.018cm solid #000000" style:writing-mode="lr-tb"/>
    </style:style>
    <style:style style:name="Tabela66" style:family="table">
      <style:table-properties style:width="17.094cm" table:align="left" style:writing-mode="lr-tb"/>
    </style:style>
    <style:style style:name="Tabela66.A" style:family="table-column">
      <style:table-column-properties style:column-width="17.094cm"/>
    </style:style>
    <style:style style:name="Tabela66.1" style:family="table-row">
      <style:table-row-properties style:keep-together="true" fo:keep-together="auto"/>
    </style:style>
    <style:style style:name="Tabela66.A1" style:family="table-cell">
      <style:table-cell-properties style:vertical-align="top" fo:padding="0cm" fo:border="0.018cm solid #000000" style:writing-mode="lr-tb"/>
    </style:style>
    <style:style style:name="Tabela67" style:family="table">
      <style:table-properties style:width="17.263cm" fo:margin-left="-0.199cm" table:align="left" style:writing-mode="lr-tb"/>
    </style:style>
    <style:style style:name="Tabela67.A" style:family="table-column">
      <style:table-column-properties style:column-width="17.263cm"/>
    </style:style>
    <style:style style:name="Tabela67.1" style:family="table-row">
      <style:table-row-properties style:keep-together="true" fo:keep-together="auto"/>
    </style:style>
    <style:style style:name="Tabela6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8" style:family="table">
      <style:table-properties style:width="17.073cm" table:align="left" style:writing-mode="lr-tb"/>
    </style:style>
    <style:style style:name="Tabela68.A" style:family="table-column">
      <style:table-column-properties style:column-width="17.073cm"/>
    </style:style>
    <style:style style:name="Tabela68.1" style:family="table-row">
      <style:table-row-properties style:keep-together="true" fo:keep-together="auto"/>
    </style:style>
    <style:style style:name="Tabela6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9" style:family="table">
      <style:table-properties style:width="17.087cm" table:align="left" style:writing-mode="lr-tb"/>
    </style:style>
    <style:style style:name="Tabela69.A" style:family="table-column">
      <style:table-column-properties style:column-width="17.087cm"/>
    </style:style>
    <style:style style:name="Tabela69.1" style:family="table-row">
      <style:table-row-properties style:keep-together="true" fo:keep-together="auto"/>
    </style:style>
    <style:style style:name="Tabela69.A1" style:family="table-cell">
      <style:table-cell-properties style:vertical-align="top" fo:padding="0cm" fo:border="0.018cm solid #000000" style:writing-mode="lr-tb"/>
    </style:style>
    <style:style style:name="Tabela70" style:family="table">
      <style:table-properties style:width="17.085cm" table:align="left" style:writing-mode="lr-tb"/>
    </style:style>
    <style:style style:name="Tabela70.A" style:family="table-column">
      <style:table-column-properties style:column-width="17.085cm"/>
    </style:style>
    <style:style style:name="Tabela70.1" style:family="table-row">
      <style:table-row-properties style:keep-together="true" fo:keep-together="auto"/>
    </style:style>
    <style:style style:name="Tabela70.A1" style:family="table-cell">
      <style:table-cell-properties style:vertical-align="top" fo:padding="0cm" fo:border="0.018cm solid #000000" style:writing-mode="lr-tb"/>
    </style:style>
    <style:style style:name="Tabela71" style:family="table">
      <style:table-properties style:width="17.085cm" table:align="left" style:writing-mode="lr-tb"/>
    </style:style>
    <style:style style:name="Tabela71.A" style:family="table-column">
      <style:table-column-properties style:column-width="17.085cm"/>
    </style:style>
    <style:style style:name="Tabela71.1" style:family="table-row">
      <style:table-row-properties style:keep-together="true" fo:keep-together="auto"/>
    </style:style>
    <style:style style:name="Tabela71.A1" style:family="table-cell">
      <style:table-cell-properties style:vertical-align="top" fo:padding="0cm" fo:border="0.018cm solid #000000" style:writing-mode="lr-tb"/>
    </style:style>
    <style:style style:name="Tabela72" style:family="table">
      <style:table-properties style:width="17.094cm" table:align="left" style:writing-mode="lr-tb"/>
    </style:style>
    <style:style style:name="Tabela72.A" style:family="table-column">
      <style:table-column-properties style:column-width="17.094cm"/>
    </style:style>
    <style:style style:name="Tabela72.1" style:family="table-row">
      <style:table-row-properties style:keep-together="true" fo:keep-together="auto"/>
    </style:style>
    <style:style style:name="Tabela72.A1" style:family="table-cell">
      <style:table-cell-properties style:vertical-align="top" fo:padding="0cm" fo:border="0.018cm solid #000000" style:writing-mode="lr-tb"/>
    </style:style>
    <style:style style:name="Tabela73" style:family="table">
      <style:table-properties style:width="17.094cm" table:align="left" style:writing-mode="lr-tb"/>
    </style:style>
    <style:style style:name="Tabela73.A" style:family="table-column">
      <style:table-column-properties style:column-width="17.094cm"/>
    </style:style>
    <style:style style:name="Tabela73.1" style:family="table-row">
      <style:table-row-properties style:keep-together="true" fo:keep-together="auto"/>
    </style:style>
    <style:style style:name="Tabela73.A1" style:family="table-cell">
      <style:table-cell-properties style:vertical-align="top" fo:padding="0cm" fo:border="0.018cm solid #000000" style:writing-mode="lr-tb"/>
    </style:style>
    <style:style style:name="Tabela74" style:family="table">
      <style:table-properties style:width="17.094cm" table:align="left" style:writing-mode="lr-tb"/>
    </style:style>
    <style:style style:name="Tabela74.A" style:family="table-column">
      <style:table-column-properties style:column-width="17.094cm"/>
    </style:style>
    <style:style style:name="Tabela74.1" style:family="table-row">
      <style:table-row-properties style:keep-together="true" fo:keep-together="auto"/>
    </style:style>
    <style:style style:name="Tabela74.A1" style:family="table-cell">
      <style:table-cell-properties style:vertical-align="top" fo:padding="0cm" fo:border="0.018cm solid #000000" style:writing-mode="lr-tb"/>
    </style:style>
    <style:style style:name="Tabela75" style:family="table">
      <style:table-properties style:width="17.094cm" table:align="left" style:writing-mode="lr-tb"/>
    </style:style>
    <style:style style:name="Tabela75.A" style:family="table-column">
      <style:table-column-properties style:column-width="17.094cm"/>
    </style:style>
    <style:style style:name="Tabela75.1" style:family="table-row">
      <style:table-row-properties style:keep-together="true" fo:keep-together="auto"/>
    </style:style>
    <style:style style:name="Tabela75.A1" style:family="table-cell">
      <style:table-cell-properties style:vertical-align="top" fo:padding="0cm" fo:border="0.018cm solid #000000" style:writing-mode="lr-tb"/>
    </style:style>
    <style:style style:name="Tabela76" style:family="table">
      <style:table-properties style:width="17.094cm" table:align="left" style:writing-mode="lr-tb"/>
    </style:style>
    <style:style style:name="Tabela76.A" style:family="table-column">
      <style:table-column-properties style:column-width="17.094cm"/>
    </style:style>
    <style:style style:name="Tabela76.1" style:family="table-row">
      <style:table-row-properties style:keep-together="true" fo:keep-together="auto"/>
    </style:style>
    <style:style style:name="Tabela76.A1" style:family="table-cell">
      <style:table-cell-properties style:vertical-align="top" fo:padding="0cm" fo:border="0.018cm solid #000000" style:writing-mode="lr-tb"/>
    </style:style>
    <style:style style:name="Tabela77" style:family="table">
      <style:table-properties style:width="17.094cm" table:align="left" style:writing-mode="lr-tb"/>
    </style:style>
    <style:style style:name="Tabela77.A" style:family="table-column">
      <style:table-column-properties style:column-width="17.094cm"/>
    </style:style>
    <style:style style:name="Tabela77.1" style:family="table-row">
      <style:table-row-properties style:keep-together="true" fo:keep-together="auto"/>
    </style:style>
    <style:style style:name="Tabela77.A1" style:family="table-cell">
      <style:table-cell-properties style:vertical-align="top" fo:padding="0cm" fo:border="0.018cm solid #000000" style:writing-mode="lr-tb"/>
    </style:style>
    <style:style style:name="Tabela78" style:family="table">
      <style:table-properties style:width="17.094cm" table:align="left" style:writing-mode="lr-tb"/>
    </style:style>
    <style:style style:name="Tabela78.A" style:family="table-column">
      <style:table-column-properties style:column-width="17.094cm"/>
    </style:style>
    <style:style style:name="Tabela78.1" style:family="table-row">
      <style:table-row-properties style:keep-together="true" fo:keep-together="auto"/>
    </style:style>
    <style:style style:name="Tabela78.A1" style:family="table-cell">
      <style:table-cell-properties style:vertical-align="top" fo:padding="0cm" fo:border="0.018cm solid #000000" style:writing-mode="lr-tb"/>
    </style:style>
    <style:style style:name="Tabela79" style:family="table">
      <style:table-properties style:width="17.094cm" table:align="left" style:writing-mode="lr-tb"/>
    </style:style>
    <style:style style:name="Tabela79.A" style:family="table-column">
      <style:table-column-properties style:column-width="17.094cm"/>
    </style:style>
    <style:style style:name="Tabela79.1" style:family="table-row">
      <style:table-row-properties style:keep-together="true" fo:keep-together="auto"/>
    </style:style>
    <style:style style:name="Tabela79.A1" style:family="table-cell">
      <style:table-cell-properties style:vertical-align="top" fo:padding="0cm" fo:border="0.018cm solid #000000" style:writing-mode="lr-tb"/>
    </style:style>
    <style:style style:name="Tabela80" style:family="table">
      <style:table-properties style:width="17.094cm" table:align="left" style:writing-mode="lr-tb"/>
    </style:style>
    <style:style style:name="Tabela80.A" style:family="table-column">
      <style:table-column-properties style:column-width="17.094cm"/>
    </style:style>
    <style:style style:name="Tabela80.1" style:family="table-row">
      <style:table-row-properties style:keep-together="true" fo:keep-together="auto"/>
    </style:style>
    <style:style style:name="Tabela80.A1" style:family="table-cell">
      <style:table-cell-properties style:vertical-align="top" fo:padding="0cm" fo:border="0.018cm solid #000000" style:writing-mode="lr-tb"/>
    </style:style>
    <style:style style:name="Tabela81" style:family="table">
      <style:table-properties style:width="17.094cm" table:align="left" style:writing-mode="lr-tb"/>
    </style:style>
    <style:style style:name="Tabela81.A" style:family="table-column">
      <style:table-column-properties style:column-width="17.094cm"/>
    </style:style>
    <style:style style:name="Tabela81.1" style:family="table-row">
      <style:table-row-properties style:keep-together="true" fo:keep-together="auto"/>
    </style:style>
    <style:style style:name="Tabela81.A1" style:family="table-cell">
      <style:table-cell-properties style:vertical-align="top" fo:padding="0cm" fo:border="0.018cm solid #000000" style:writing-mode="lr-tb"/>
    </style:style>
    <style:style style:name="Tabela82" style:family="table">
      <style:table-properties style:width="17.094cm" table:align="left" style:writing-mode="lr-tb"/>
    </style:style>
    <style:style style:name="Tabela82.A" style:family="table-column">
      <style:table-column-properties style:column-width="17.094cm"/>
    </style:style>
    <style:style style:name="Tabela82.1" style:family="table-row">
      <style:table-row-properties style:keep-together="true" fo:keep-together="auto"/>
    </style:style>
    <style:style style:name="Tabela82.A1" style:family="table-cell">
      <style:table-cell-properties style:vertical-align="top" fo:padding="0cm" fo:border="0.018cm solid #000000" style:writing-mode="lr-tb"/>
    </style:style>
    <style:style style:name="Tabela83" style:family="table">
      <style:table-properties style:width="17.094cm" table:align="left" style:writing-mode="lr-tb"/>
    </style:style>
    <style:style style:name="Tabela83.A" style:family="table-column">
      <style:table-column-properties style:column-width="17.094cm"/>
    </style:style>
    <style:style style:name="Tabela83.1" style:family="table-row">
      <style:table-row-properties style:keep-together="true" fo:keep-together="auto"/>
    </style:style>
    <style:style style:name="Tabela83.A1" style:family="table-cell">
      <style:table-cell-properties style:vertical-align="top" fo:padding="0cm" fo:border="0.018cm solid #000000" style:writing-mode="lr-tb"/>
    </style:style>
    <style:style style:name="Tabela84" style:family="table">
      <style:table-properties style:width="17.094cm" table:align="left" style:writing-mode="lr-tb"/>
    </style:style>
    <style:style style:name="Tabela84.A" style:family="table-column">
      <style:table-column-properties style:column-width="17.094cm"/>
    </style:style>
    <style:style style:name="Tabela84.1" style:family="table-row">
      <style:table-row-properties style:keep-together="true" fo:keep-together="auto"/>
    </style:style>
    <style:style style:name="Tabela84.A1" style:family="table-cell">
      <style:table-cell-properties style:vertical-align="top" fo:padding="0cm" fo:border="0.018cm solid #000000" style:writing-mode="lr-tb"/>
    </style:style>
    <style:style style:name="Tabela85" style:family="table">
      <style:table-properties style:width="17.094cm" table:align="left" style:writing-mode="lr-tb"/>
    </style:style>
    <style:style style:name="Tabela85.A" style:family="table-column">
      <style:table-column-properties style:column-width="17.094cm"/>
    </style:style>
    <style:style style:name="Tabela85.1" style:family="table-row">
      <style:table-row-properties style:keep-together="true" fo:keep-together="auto"/>
    </style:style>
    <style:style style:name="Tabela85.A1" style:family="table-cell">
      <style:table-cell-properties style:vertical-align="top" fo:padding="0cm" fo:border="0.018cm solid #000000" style:writing-mode="lr-tb"/>
    </style:style>
    <style:style style:name="Tabela86" style:family="table">
      <style:table-properties style:width="17.094cm" table:align="left" style:writing-mode="lr-tb"/>
    </style:style>
    <style:style style:name="Tabela86.A" style:family="table-column">
      <style:table-column-properties style:column-width="17.094cm"/>
    </style:style>
    <style:style style:name="Tabela86.1" style:family="table-row">
      <style:table-row-properties style:keep-together="true" fo:keep-together="auto"/>
    </style:style>
    <style:style style:name="Tabela86.A1" style:family="table-cell">
      <style:table-cell-properties style:vertical-align="top" fo:padding="0cm" fo:border="0.018cm solid #000000" style:writing-mode="lr-tb"/>
    </style:style>
    <style:style style:name="Tabela87" style:family="table">
      <style:table-properties style:width="17.094cm" table:align="left" style:writing-mode="lr-tb"/>
    </style:style>
    <style:style style:name="Tabela87.A" style:family="table-column">
      <style:table-column-properties style:column-width="17.094cm"/>
    </style:style>
    <style:style style:name="Tabela87.1" style:family="table-row">
      <style:table-row-properties style:keep-together="true" fo:keep-together="auto"/>
    </style:style>
    <style:style style:name="Tabela87.A1" style:family="table-cell">
      <style:table-cell-properties style:vertical-align="top" fo:padding="0cm" fo:border="0.018cm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Tahoma" fo:language="pt" fo:country="BR" style:font-name-complex="Tahoma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 style:font-name-complex="Tahoma"/>
    </style:style>
    <style:style style:name="P3" style:family="paragraph" style:parent-style-name="Standard">
      <style:paragraph-properties fo:text-align="center" style:justify-single-word="false"/>
      <style:text-properties style:font-name="Tahoma" fo:language="pt" fo:country="BR" style:font-name-complex="Tahoma"/>
    </style:style>
    <style:style style:name="P4" style:family="paragraph" style:parent-style-name="Standard">
      <style:paragraph-properties fo:text-align="justify" style:justify-single-word="false"/>
      <style:text-properties style:font-name="Tahoma" fo:language="pt" fo:country="BR" style:text-underline-style="solid" style:text-underline-width="auto" style:text-underline-color="font-color" style:font-name-complex="Tahom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Verdana" fo:language="pt" fo:country="BR" style:font-name-complex="Tahoma" style:font-size-complex="12pt"/>
    </style:style>
    <style:style style:name="P9" style:family="paragraph" style:parent-style-name="Standard">
      <style:text-properties style:font-name="Verdana" fo:language="pt" fo:country="BR" fo:font-weight="bold" style:font-weight-asian="bold" style:font-name-complex="Arial" style:font-size-complex="12pt"/>
    </style:style>
    <style:style style:name="P10" style:family="paragraph" style:parent-style-name="Standard">
      <style:text-properties style:font-name="Verdana" fo:language="pt" fo:country="BR" style:font-name-complex="Arial" style:font-size-complex="12pt"/>
    </style:style>
    <style:style style:name="P1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12" style:family="paragraph" style:parent-style-name="Standard">
      <style:paragraph-properties style:snap-to-layout-grid="false"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ff0000" style:font-name="Tahoma" fo:font-size="11pt" fo:language="pt" fo:country="BR" style:font-size-asian="11pt" style:font-name-complex="Tahoma" style:font-size-complex="11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ff0000" style:font-name="Tahoma" fo:font-size="11pt" fo:language="pt" fo:country="BR" style:font-size-asian="11pt" style:font-name-complex="Tahoma" style:font-size-complex="11pt"/>
    </style:style>
    <style:style style:name="P15" style:family="paragraph" style:parent-style-name="Standard">
      <style:paragraph-properties style:snap-to-layout-grid="false">
        <style:tab-stops>
          <style:tab-stop style:position="6.191cm"/>
        </style:tab-stops>
      </style:paragraph-properties>
      <style:text-properties fo:color="#ff0000" style:font-name="Verdana" fo:font-size="11pt" fo:language="pt" fo:country="BR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1f497d" style:font-name="Tahoma" fo:language="pt" fo:country="BR" style:font-name-complex="Tahoma"/>
    </style:style>
    <style:style style:name="P17" style:family="paragraph" style:parent-style-name="Standard">
      <style:paragraph-properties style:snap-to-layout-grid="false">
        <style:tab-stops>
          <style:tab-stop style:position="6.191cm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9" style:family="paragraph" style:parent-style-name="Standard">
      <style:paragraph-properties fo:margin-top="0.035cm" fo:margin-bottom="0cm" fo:line-height="105%"/>
    </style:style>
    <style:style style:name="P20" style:family="paragraph" style:parent-style-name="Standard">
      <style:paragraph-properties fo:margin-top="0.035cm" fo:margin-bottom="0cm" fo:line-height="105%">
        <style:tab-stops>
          <style:tab-stop style:position="2.593cm"/>
        </style:tab-stops>
      </style:paragraph-properties>
    </style:style>
    <style:style style:name="P21" style:family="paragraph" style:parent-style-name="Standard">
      <style:paragraph-properties fo:margin-top="0.035cm" fo:margin-bottom="0cm" fo:line-height="105%" style:snap-to-layout-grid="false"/>
    </style:style>
    <style:style style:name="P22" style:family="paragraph" style:parent-style-name="Standard">
      <style:paragraph-properties fo:margin-top="0.035cm" fo:margin-bottom="0cm" fo:line-height="105%"/>
      <style:text-properties style:font-name="Verdana" fo:language="pt" fo:country="BR" style:font-size-complex="12pt"/>
    </style:style>
    <style:style style:name="P23" style:family="paragraph" style:parent-style-name="Standard">
      <style:paragraph-properties fo:margin-top="0.035cm" fo:margin-bottom="0cm" fo:line-height="105%"/>
      <style:text-properties style:font-name="Verdana" fo:language="pt" fo:country="BR" style:font-name-complex="Arial" style:font-size-complex="12pt" style:font-weight-complex="bold"/>
    </style:style>
    <style:style style:name="P24" style:family="paragraph" style:parent-style-name="Standard">
      <style:paragraph-properties fo:margin-top="0.035cm" fo:margin-bottom="0cm" fo:line-height="105%"/>
      <style:text-properties style:font-name="Verdana" fo:language="pt" fo:country="BR" style:font-name-complex="Arial" style:font-size-complex="12pt"/>
    </style:style>
    <style:style style:name="P25" style:family="paragraph" style:parent-style-name="Standard">
      <style:paragraph-properties fo:margin-top="0.035cm" fo:margin-bottom="0cm" fo:line-height="105%" style:snap-to-layout-grid="false"/>
      <style:text-properties style:font-name="Verdana" fo:language="pt" fo:country="BR" style:font-name-complex="Arial" style:font-size-complex="12pt"/>
    </style:style>
    <style:style style:name="P26" style:family="paragraph" style:parent-style-name="Standard">
      <style:paragraph-properties fo:margin-top="0.035cm" fo:margin-bottom="0cm" fo:line-height="105%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27" style:family="paragraph" style:parent-style-name="Standard">
      <style:paragraph-properties fo:margin-top="0.035cm" fo:margin-bottom="0cm" fo:line-height="105%" style:snap-to-layout-grid="false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28" style:family="paragraph" style:parent-style-name="Standard">
      <style:paragraph-properties fo:margin-top="0.035cm" fo:margin-bottom="0cm" fo:line-height="105%" style:snap-to-layout-grid="false"/>
      <style:text-properties style:font-name="Verdana" fo:language="pt" fo:country="BR" style:text-underline-style="solid" style:text-underline-width="auto" style:text-underline-color="font-color" style:font-name-complex="Arial" style:font-size-complex="12pt" style:font-weight-complex="bold"/>
    </style:style>
    <style:style style:name="P29" style:family="paragraph" style:parent-style-name="Standard">
      <style:paragraph-properties fo:margin-top="0.035cm" fo:margin-bottom="0cm" fo:line-height="105%" fo:text-align="center" style:justify-single-word="false" style:snap-to-layout-grid="false"/>
      <style:text-properties fo:color="#ff0000" style:font-name="Verdana" fo:font-size="11pt" fo:language="pt" fo:country="BR" style:font-size-asian="11pt" style:font-size-complex="11pt"/>
    </style:style>
    <style:style style:name="P30" style:family="paragraph" style:parent-style-name="Standard">
      <style:paragraph-properties fo:margin-top="0.035cm" fo:margin-bottom="0cm" fo:line-height="105%" style:snap-to-layout-grid="false"/>
      <style:text-properties fo:color="#ff0000" style:font-name="Verdana" fo:font-size="11pt" fo:language="pt" fo:country="BR" style:font-size-asian="11pt" style:font-name-complex="Arial" style:font-size-complex="11pt" style:font-weight-complex="bold"/>
    </style:style>
    <style:style style:name="P31" style:family="paragraph" style:parent-style-name="Standard">
      <style:paragraph-properties fo:margin-top="0.035cm" fo:margin-bottom="0cm" fo:line-height="105%"/>
      <style:text-properties fo:color="#ff0000" style:font-name="Verdana" fo:font-size="11pt" fo:language="pt" fo:country="BR" style:font-size-asian="11pt" style:font-name-complex="Arial" style:font-size-complex="11pt"/>
    </style:style>
    <style:style style:name="P32" style:family="paragraph" style:parent-style-name="Standard">
      <style:paragraph-properties fo:margin-top="0.035cm" fo:margin-bottom="0cm" fo:line-height="105%" style:snap-to-layout-grid="false"/>
      <style:text-properties fo:color="#ff0000" style:font-name="Verdana" fo:font-size="11pt" fo:language="pt" fo:country="BR" style:font-size-asian="11pt" style:font-name-complex="Arial" style:font-size-complex="11pt"/>
    </style:style>
    <style:style style:name="P33" style:family="paragraph" style:parent-style-name="Standard">
      <style:paragraph-properties fo:margin-top="0.035cm" fo:margin-bottom="0cm" fo:line-height="105%"/>
      <style:text-properties fo:color="#ff0000" style:font-name="Verdana" fo:language="pt" fo:country="BR" style:font-size-complex="12pt"/>
    </style:style>
    <style:style style:name="P34" style:family="paragraph" style:parent-style-name="Standard">
      <style:paragraph-properties fo:margin-top="0.035cm" fo:margin-bottom="0cm" fo:line-height="105%" fo:padding-left="0.141cm" fo:padding-right="0.141cm" fo:padding-top="0.035cm" fo:padding-bottom="0.035cm" fo:border="0.018cm solid #808080"/>
    </style:style>
    <style:style style:name="P35" style:family="paragraph" style:parent-style-name="Standard">
      <style:paragraph-properties fo:margin-top="0.035cm" fo:margin-bottom="0cm" fo:line-height="105%" fo:padding-left="0.141cm" fo:padding-right="0.141cm" fo:padding-top="0.035cm" fo:padding-bottom="0.035cm" fo:border="0.018cm solid #808080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36" style:family="paragraph" style:parent-style-name="Standard">
      <style:paragraph-properties fo:margin-top="0.035cm" fo:margin-bottom="0cm" fo:line-height="105%" fo:padding-left="0.141cm" fo:padding-right="0.141cm" fo:padding-top="0.035cm" fo:padding-bottom="0.035cm" fo:border="0.018cm solid #808080"/>
      <style:text-properties fo:color="#ff0000" style:font-name="Verdana" fo:font-size="11pt" fo:language="pt" fo:country="BR" style:font-size-asian="11pt" style:font-size-complex="11pt"/>
    </style:style>
    <style:style style:name="P37" style:family="paragraph" style:parent-style-name="Standard">
      <style:paragraph-properties fo:margin-left="2cm" fo:margin-right="0cm" fo:text-align="justify" style:justify-single-word="false" fo:text-indent="0cm" style:auto-text-indent="false" fo:padding-left="0.141cm" fo:padding-right="0.141cm" fo:padding-top="0.035cm" fo:padding-bottom="0.035cm" fo:border="0.018cm solid #808080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38" style:family="paragraph" style:parent-style-name="Standard">
      <style:paragraph-properties fo:margin-left="-0.004cm" fo:margin-right="0cm" fo:margin-top="0.035cm" fo:margin-bottom="0cm" fo:line-height="105%" fo:text-indent="0cm" style:auto-text-indent="false">
        <style:tab-stops>
          <style:tab-stop style:position="9.444cm"/>
        </style:tab-stops>
      </style:paragraph-properties>
      <style:text-properties style:font-name="Verdana" fo:language="pt" fo:country="BR" style:font-name-complex="Arial" style:font-size-complex="12pt"/>
    </style:style>
    <style:style style:name="P39" style:family="paragraph" style:parent-style-name="Standard">
      <style:paragraph-properties fo:margin-left="1.251cm" fo:margin-right="0cm" fo:text-indent="0cm" style:auto-text-indent="false"/>
    </style:style>
    <style:style style:name="P40" style:family="paragraph" style:parent-style-name="Standard">
      <style:paragraph-properties fo:margin-left="1.251cm" fo:margin-right="0cm" fo:text-indent="0cm" style:auto-text-indent="false">
        <style:tab-stops>
          <style:tab-stop style:position="6.191cm"/>
        </style:tab-stops>
      </style:paragraph-properties>
    </style:style>
    <style:style style:name="P41" style:family="paragraph" style:parent-style-name="Standard">
      <style:paragraph-properties fo:margin-left="1.251cm" fo:margin-right="0cm" fo:text-indent="0cm" style:auto-text-indent="false">
        <style:tab-stops>
          <style:tab-stop style:position="6.191cm"/>
        </style:tab-stops>
      </style:paragraph-properties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Verdana" fo:language="pt" fo:country="BR" style:font-name-complex="Arial" style:font-size-complex="12pt"/>
    </style:style>
    <style:style style:name="P43" style:family="paragraph" style:parent-style-name="Standard">
      <style:paragraph-properties fo:margin-left="1.251cm" fo:margin-right="0cm" fo:text-indent="0cm" style:auto-text-indent="false"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44" style:family="paragraph" style:parent-style-name="Standard">
      <style:paragraph-properties fo:margin-left="1.251cm" fo:margin-right="0cm" fo:margin-top="0.035cm" fo:margin-bottom="0cm" fo:line-height="105%" fo:text-indent="0cm" style:auto-text-indent="false"/>
    </style:style>
    <style:style style:name="P45" style:family="paragraph" style:parent-style-name="Standard">
      <style:paragraph-properties fo:margin-left="1.251cm" fo:margin-right="0cm" fo:margin-top="0.035cm" fo:margin-bottom="0cm" fo:line-height="105%" fo:text-indent="0cm" style:auto-text-indent="false">
        <style:tab-stops>
          <style:tab-stop style:position="9.444cm"/>
        </style:tab-stops>
      </style:paragraph-properties>
    </style:style>
    <style:style style:name="P46" style:family="paragraph" style:parent-style-name="Standard">
      <style:paragraph-properties fo:margin-left="1.251cm" fo:margin-right="0cm" fo:margin-top="0.035cm" fo:margin-bottom="0cm" fo:line-height="105%" fo:text-indent="0cm" style:auto-text-indent="false">
        <style:tab-stops>
          <style:tab-stop style:position="9.446cm"/>
        </style:tab-stops>
      </style:paragraph-properties>
    </style:style>
    <style:style style:name="P47" style:family="paragraph" style:parent-style-name="Standard">
      <style:paragraph-properties fo:margin-left="1.251cm" fo:margin-right="0cm" fo:margin-top="0.035cm" fo:margin-bottom="0cm" fo:line-height="105%" fo:text-indent="0cm" style:auto-text-indent="false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48" style:family="paragraph" style:parent-style-name="Standard">
      <style:paragraph-properties fo:margin-left="1.251cm" fo:margin-right="0cm" fo:margin-top="0.035cm" fo:margin-bottom="0cm" fo:line-height="105%" fo:text-indent="0cm" style:auto-text-indent="false"/>
      <style:text-properties style:font-name="Verdana" fo:language="pt" fo:country="BR" style:text-underline-style="solid" style:text-underline-width="auto" style:text-underline-color="font-color" style:font-name-complex="Arial" style:font-size-complex="12pt" style:font-weight-complex="bold"/>
    </style:style>
    <style:style style:name="P49" style:family="paragraph" style:parent-style-name="Standard">
      <style:paragraph-properties fo:margin-left="1.254cm" fo:margin-right="0cm" fo:margin-top="0.035cm" fo:margin-bottom="0cm" fo:line-height="105%" fo:text-indent="0cm" style:auto-text-indent="false"/>
    </style:style>
    <style:style style:name="P50" style:family="paragraph" style:parent-style-name="Standard">
      <style:paragraph-properties fo:margin-left="0.309cm" fo:margin-right="0cm" fo:margin-top="0.035cm" fo:margin-bottom="0cm" fo:line-height="105%" fo:text-indent="0cm" style:auto-text-indent="false" style:snap-to-layout-grid="false"/>
    </style:style>
    <style:style style:name="P51" style:family="paragraph" style:parent-style-name="Standard">
      <style:paragraph-properties fo:margin-left="2.251cm" fo:margin-right="0cm" fo:text-indent="0cm" style:auto-text-indent="false" style:snap-to-layout-grid="false"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52" style:family="paragraph" style:parent-style-name="Standard">
      <style:paragraph-properties fo:margin-left="2.251cm" fo:margin-right="0cm" fo:margin-top="0.035cm" fo:margin-bottom="0cm" fo:line-height="105%" fo:text-indent="0cm" style:auto-text-indent="false">
        <style:tab-stops>
          <style:tab-stop style:position="6.241cm"/>
        </style:tab-stops>
      </style:paragraph-properties>
    </style:style>
    <style:style style:name="P53" style:family="paragraph" style:parent-style-name="Standard">
      <style:paragraph-properties fo:margin-left="2.251cm" fo:margin-right="0cm" fo:margin-top="0.035cm" fo:margin-bottom="0cm" fo:line-height="105%" fo:text-indent="0cm" style:auto-text-indent="false">
        <style:tab-stops>
          <style:tab-stop style:position="3.034cm"/>
          <style:tab-stop style:position="4.614cm"/>
          <style:tab-stop style:position="6.241cm"/>
          <style:tab-stop style:position="7.874cm"/>
        </style:tab-stops>
      </style:paragraph-properties>
    </style:style>
    <style:style style:name="P54" style:family="paragraph" style:parent-style-name="Standard">
      <style:paragraph-properties fo:margin-left="2.251cm" fo:margin-right="0cm" fo:margin-top="0.035cm" fo:margin-bottom="0cm" fo:line-height="105%" fo:text-indent="0cm" style:auto-text-indent="false">
        <style:tab-stops>
          <style:tab-stop style:position="3.034cm"/>
        </style:tab-stops>
      </style:paragraph-properties>
    </style:style>
    <style:style style:name="P55" style:family="paragraph" style:parent-style-name="List">
      <style:paragraph-properties fo:margin-top="0cm" fo:margin-bottom="0cm" fo:text-align="justify" style:justify-single-word="false"/>
    </style:style>
    <style:style style:name="P56" style:family="paragraph" style:parent-style-name="List">
      <style:paragraph-properties fo:margin-top="0cm" fo:margin-bottom="0cm" fo:text-align="justify" style:justify-single-word="false" style:snap-to-layout-grid="false"/>
    </style:style>
    <style:style style:name="P57" style:family="paragraph" style:parent-style-name="List" style:list-style-name="WW8Num3">
      <style:paragraph-properties fo:margin-top="0cm" fo:margin-bottom="0cm" fo:text-align="justify" style:justify-single-word="false"/>
    </style:style>
    <style:style style:name="P58" style:family="paragraph" style:parent-style-name="List">
      <style:paragraph-properties fo:margin-top="0cm" fo:margin-bottom="0cm" fo:text-align="justify" style:justify-single-word="false"/>
      <style:text-properties style:font-name="Tahoma" style:font-name-complex="Tahoma"/>
    </style:style>
    <style:style style:name="P59" style:family="paragraph" style:parent-style-name="List">
      <style:paragraph-properties fo:margin-top="0cm" fo:margin-bottom="0cm" fo:text-align="justify" style:justify-single-word="false"/>
      <style:text-properties style:font-name="Tahoma" fo:language="pt" fo:country="BR" style:font-name-complex="Tahoma"/>
    </style:style>
    <style:style style:name="P60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/>
    </style:style>
    <style:style style:name="P61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text-underline-style="solid" style:text-underline-width="auto" style:text-underline-color="font-color"/>
    </style:style>
    <style:style style:name="P62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P63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P64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65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66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67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font-size-complex="12pt"/>
    </style:style>
    <style:style style:name="P68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font-size-complex="12pt"/>
    </style:style>
    <style:style style:name="P69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/>
    </style:style>
    <style:style style:name="P70" style:family="paragraph" style:parent-style-name="List">
      <style:paragraph-properties fo:margin-top="0cm" fo:margin-bottom="0cm"/>
      <style:text-properties style:font-name="Verdana" fo:language="pt" fo:country="BR" style:font-name-complex="Tahoma" style:font-size-complex="12pt"/>
    </style:style>
    <style:style style:name="P71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font-name-complex="Tahoma" style:font-size-complex="12pt"/>
    </style:style>
    <style:style style:name="P72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font-name-complex="Tahoma"/>
    </style:style>
    <style:style style:name="P73" style:family="paragraph" style:parent-style-name="List">
      <style:paragraph-properties fo:margin-top="0cm" fo:margin-bottom="0cm" fo:text-align="justify" style:justify-single-word="false"/>
      <style:text-properties style:font-name="Verdana" style:font-name-complex="Tahoma" style:font-size-complex="12pt"/>
    </style:style>
    <style:style style:name="P74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style:font-name-complex="Tahoma" style:font-size-complex="12pt"/>
    </style:style>
    <style:style style:name="P75" style:family="paragraph" style:parent-style-name="List">
      <style:paragraph-properties fo:margin-top="0cm" fo:margin-bottom="0cm" fo:text-align="justify" style:justify-single-word="false" style:snap-to-layout-grid="false"/>
      <style:text-properties fo:color="#ff0000" style:font-name="Verdana" fo:font-size="11pt" fo:language="pt" fo:country="BR" style:font-size-asian="11pt" style:font-size-complex="11pt"/>
    </style:style>
    <style:style style:name="P76" style:family="paragraph" style:parent-style-name="List">
      <style:paragraph-properties fo:margin-top="0cm" fo:margin-bottom="0cm" fo:text-align="justify" style:justify-single-wor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77" style:family="paragraph" style:parent-style-name="List">
      <style:paragraph-properties fo:margin-top="0cm" fo:margin-bottom="0cm" fo:text-align="justify" style:justify-single-word="false" style:snap-to-layout-gri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78" style:family="paragraph" style:parent-style-name="List" style:list-style-name="WW8Num3">
      <style:paragraph-properties fo:margin-top="0cm" fo:margin-bottom="0cm" fo:text-align="justify" style:justify-single-wor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79" style:family="paragraph" style:parent-style-name="List">
      <style:paragraph-properties fo:margin-top="0cm" fo:margin-bottom="0cm" fo:text-align="justify" style:justify-single-word="false"/>
      <style:text-properties fo:color="#ff0000" style:font-name="Verdana" fo:language="pt" fo:country="BR" style:font-name-complex="Tahoma" style:font-size-complex="12pt"/>
    </style:style>
    <style:style style:name="P80" style:family="paragraph" style:parent-style-name="List">
      <style:paragraph-properties fo:margin-top="0cm" fo:margin-bottom="0cm" fo:text-align="justify" style:justify-single-word="false"/>
      <style:text-properties fo:color="#ff0000" style:font-name="Verdana" fo:language="pt" fo:country="BR" style:font-name-complex="Tahoma"/>
    </style:style>
    <style:style style:name="P81" style:family="paragraph" style:parent-style-name="List">
      <style:paragraph-properties fo:margin-top="0cm" fo:margin-bottom="0cm" fo:text-align="justify" style:justify-single-word="false"/>
      <style:text-properties fo:color="#ff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82" style:family="paragraph" style:parent-style-name="List">
      <style:paragraph-properties fo:margin-top="0cm" fo:margin-bottom="0cm" fo:text-align="justify" style:justify-single-word="false"/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83" style:family="paragraph" style:parent-style-name="List">
      <style:paragraph-properties fo:margin-top="0cm" fo:margin-bottom="0cm" fo:text-align="justify" style:justify-single-word="false"/>
      <style:text-properties fo:color="#000000" style:font-name="Verdana" fo:language="pt" fo:country="BR" style:font-name-complex="Tahoma" style:font-size-complex="12pt"/>
    </style:style>
    <style:style style:name="P84" style:family="paragraph" style:parent-style-name="List">
      <style:paragraph-properties fo:margin-left="2cm" fo:margin-right="0cm" fo:margin-top="0cm" fo:margin-bottom="0cm" fo:text-align="justify" style:justify-single-word="false" fo:text-indent="0cm" style:auto-text-indent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85" style:family="paragraph" style:parent-style-name="List">
      <style:paragraph-properties fo:margin-left="2cm" fo:margin-right="0cm" fo:margin-top="0cm" fo:margin-bottom="0cm" fo:text-align="justify" style:justify-single-word="false" fo:text-indent="0cm" style:auto-text-indent="false" fo:padding-left="0.141cm" fo:padding-right="0.141cm" fo:padding-top="0.035cm" fo:padding-bottom="0.035cm" fo:border="0.018cm solid #000000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86" style:family="paragraph" style:parent-style-name="List">
      <style:paragraph-properties fo:margin-left="2cm" fo:margin-right="0cm" fo:margin-top="0cm" fo:margin-bottom="0cm" fo:text-align="justify" style:justify-single-word="false" fo:text-indent="0cm" style:auto-text-indent="false" fo:padding-left="0.141cm" fo:padding-right="0.141cm" fo:padding-top="0.035cm" fo:padding-bottom="0.035cm" fo:border="0.018cm solid #000000"/>
      <style:text-properties style:font-name="Verdana" fo:language="pt" fo:country="BR" style:font-size-complex="12pt"/>
    </style:style>
    <style:style style:name="P87" style:family="paragraph" style:parent-style-name="List">
      <style:paragraph-properties fo:margin-left="0.635cm" fo:margin-right="0cm" fo:margin-top="0cm" fo:margin-bottom="0cm" fo:text-align="justify" style:justify-single-word="false" fo:text-indent="0cm" style:auto-text-indent="false"/>
    </style:style>
    <style:style style:name="P88" style:family="paragraph" style:parent-style-name="List">
      <style:paragraph-properties fo:margin-left="0.635cm" fo:margin-right="0cm" fo:margin-top="0cm" fo:margin-bottom="0cm" fo:text-align="justify" style:justify-single-word="false" fo:text-indent="0cm" style:auto-text-indent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89" style:family="paragraph" style:parent-style-name="List">
      <style:paragraph-properties fo:margin-left="1.27cm" fo:margin-right="0cm" fo:margin-top="0cm" fo:margin-bottom="0cm" fo:text-align="justify" style:justify-single-word="false" fo:text-indent="0cm" style:auto-text-indent="false" style:snap-to-layout-grid="false"/>
    </style:style>
    <style:style style:name="P90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91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92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Tahoma" fo:language="pt" fo:country="BR" fo:background-color="#ffff00" style:font-name-complex="Tahoma"/>
    </style:style>
    <style:style style:name="P93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Tahoma" fo:language="pt" fo:country="BR" fo:font-weight="normal" style:font-weight-asian="normal" style:font-name-complex="Tahoma"/>
    </style:style>
    <style:style style:name="P94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Tahoma" fo:language="pt" fo:country="BR" fo:font-weight="normal" style:font-weight-asian="normal" style:font-name-complex="Tahoma"/>
    </style:style>
    <style:style style:name="P95" style:family="paragraph" style:parent-style-name="Heading_20_1">
      <style:paragraph-properties>
        <style:tab-stops>
          <style:tab-stop style:position="0cm"/>
        </style:tab-stops>
      </style:paragraph-properties>
      <style:text-properties fo:color="#ff0000" style:font-name="Tahoma" fo:font-size="12pt" fo:language="pt" fo:country="BR" fo:font-weight="normal" style:font-size-asian="12pt" style:font-weight-asian="normal" style:font-name-complex="Tahoma" style:font-size-complex="12pt"/>
    </style:style>
    <style:style style:name="P96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Verdana" fo:language="pt" fo:country="BR" fo:font-weight="normal" style:font-weight-asian="normal" style:font-name-complex="Tahoma"/>
    </style:style>
    <style:style style:name="P97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98" style:family="paragraph" style:parent-style-name="Heading_20_2">
      <style:paragraph-properties fo:margin-left="1.254cm" fo:margin-right="0cm" fo:margin-top="0.035cm" fo:margin-bottom="0.106cm" fo:line-height="105%" fo:text-indent="0cm" style:auto-text-indent="false"/>
    </style:style>
    <style:style style:name="P99" style:family="paragraph" style:parent-style-name="Heading_20_6">
      <style:paragraph-properties fo:margin-left="2cm" fo:margin-right="0cm" fo:margin-top="0.035cm" fo:margin-bottom="0cm" fo:line-height="105%" fo:text-indent="0cm" style:auto-text-indent="false"/>
    </style:style>
    <style:style style:name="P100" style:family="paragraph" style:parent-style-name="Heading_20_6">
      <style:paragraph-properties fo:margin-left="1.752cm" fo:margin-right="0cm" fo:margin-top="0.035cm" fo:margin-bottom="0cm" fo:line-height="105%" fo:text-indent="0cm" style:auto-text-indent="false" fo:padding-left="0cm" fo:padding-right="0.141cm" fo:padding-top="0.035cm" fo:padding-bottom="0.035cm" fo:border="0.018cm solid #808080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name-complex="Arial" style:font-size-complex="12pt"/>
    </style:style>
    <style:style style:name="P101" style:family="paragraph" style:parent-style-name="Title" style:master-page-name="Standard">
      <style:paragraph-properties style:page-number="auto"/>
      <style:text-properties fo:color="#006600" fo:language="pt" fo:country="BR" fo:font-weight="bold" style:font-weight-asian="bold"/>
    </style:style>
    <style:style style:name="P102" style:family="paragraph" style:parent-style-name="Text_20_body">
      <style:paragraph-properties fo:text-align="justify" style:justify-single-word="false"/>
    </style:style>
    <style:style style:name="P103" style:family="paragraph" style:parent-style-name="Text_20_body">
      <style:paragraph-properties fo:text-align="justify" style:justify-single-word="false">
        <style:tab-stops>
          <style:tab-stop style:position="2.521cm"/>
        </style:tab-stops>
      </style:paragraph-properties>
    </style:style>
    <style:style style:name="P104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106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107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/>
    </style:style>
    <style:style style:name="P108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09" style:family="paragraph" style:parent-style-name="Text_20_body">
      <style:paragraph-properties fo:text-align="justify" style:justify-single-word="false"/>
      <style:text-properties style:font-name="Verdana" fo:language="pt" fo:country="BR" style:font-name-complex="Arial" style:font-size-complex="12pt"/>
    </style:style>
    <style:style style:name="P110" style:family="paragraph" style:parent-style-name="Text_20_body">
      <style:paragraph-properties fo:text-align="justify" style:justify-single-word="false" style:snap-to-layout-grid="false"/>
      <style:text-properties style:font-name="Verdana" fo:language="pt" fo:country="BR" style:font-name-complex="Arial" style:font-size-complex="12pt"/>
    </style:style>
    <style:style style:name="P111" style:family="paragraph" style:parent-style-name="Text_20_body">
      <style:paragraph-properties fo:text-align="justify" style:justify-single-word="false"/>
      <style:text-properties style:font-name="Verdana" fo:language="pt" fo:country="BR" style:font-name-complex="Tahoma"/>
    </style:style>
    <style:style style:name="P112" style:family="paragraph" style:parent-style-name="Text_20_body">
      <style:paragraph-properties fo:text-align="justify" style:justify-single-word="false"/>
      <style:text-properties style:font-name="Verdana" fo:language="pt" fo:country="BR" style:font-name-complex="Tahoma" style:font-size-complex="12pt"/>
    </style:style>
    <style:style style:name="P113" style:family="paragraph" style:parent-style-name="Text_20_body">
      <style:text-properties style:font-name="Verdana" fo:language="pt" fo:country="BR" style:font-size-complex="12pt"/>
    </style:style>
    <style:style style:name="P114" style:family="paragraph" style:parent-style-name="Text_20_body">
      <style:paragraph-properties fo:text-align="justify" style:justify-single-word="false"/>
      <style:text-properties style:font-name="Verdana" fo:language="pt" fo:country="BR" style:font-size-complex="12pt"/>
    </style:style>
    <style:style style:name="P115" style:family="paragraph" style:parent-style-name="Text_20_body">
      <style:paragraph-properties fo:text-align="justify" style:justify-single-word="false"/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16" style:family="paragraph" style:parent-style-name="Text_20_body">
      <style:paragraph-properties fo:text-align="justify" style:justify-single-word="false"/>
      <style:text-properties style:font-name="Tahoma" fo:language="pt" fo:country="BR" fo:font-weight="bold" style:font-weight-asian="bold" style:font-name-complex="Tahoma"/>
    </style:style>
    <style:style style:name="P117" style:family="paragraph" style:parent-style-name="Text_20_body">
      <style:paragraph-properties fo:text-align="justify" style:justify-single-word="false"/>
      <style:text-properties style:font-name="Tahoma" fo:language="pt" fo:country="BR" style:font-name-complex="Tahoma"/>
    </style:style>
    <style:style style:name="P118" style:family="paragraph" style:parent-style-name="Text_20_body">
      <style:paragraph-properties fo:text-align="justify" style:justify-single-word="false"/>
      <style:text-properties style:font-name="Tahoma" fo:language="pt" fo:country="BR" style:text-underline-style="solid" style:text-underline-width="auto" style:text-underline-color="font-color" style:font-name-complex="Tahoma"/>
    </style:style>
    <style:style style:name="P119" style:family="paragraph" style:parent-style-name="Text_20_body">
      <style:text-properties fo:language="pt" fo:country="BR"/>
    </style:style>
    <style:style style:name="P120" style:family="paragraph" style:parent-style-name="Text_20_body">
      <style:paragraph-properties fo:text-align="justify" style:justify-single-wor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121" style:family="paragraph" style:parent-style-name="Text_20_body">
      <style:paragraph-properties fo:text-align="justify" style:justify-single-word="false" style:snap-to-layout-gri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122" style:family="paragraph" style:parent-style-name="Text_20_body">
      <style:text-properties fo:color="#ff0000" style:font-name="Verdana" fo:font-size="11pt" fo:language="pt" fo:country="BR" style:font-size-asian="11pt" style:font-size-complex="11pt"/>
    </style:style>
    <style:style style:name="P123" style:family="paragraph" style:parent-style-name="Text_20_body">
      <style:paragraph-properties fo:text-align="justify" style:justify-single-word="false"/>
      <style:text-properties fo:color="#ff0000" style:font-name="Verdana" fo:language="pt" fo:country="BR" style:font-name-complex="Tahoma" style:font-size-complex="12pt"/>
    </style:style>
    <style:style style:name="P124" style:family="paragraph" style:parent-style-name="Text_20_body">
      <style:paragraph-properties fo:text-align="justify" style:justify-single-word="false" style:snap-to-layout-grid="false"/>
      <style:text-properties fo:color="#ff0000" style:font-name="Verdana" fo:language="pt" fo:country="BR" style:font-name-complex="Tahoma" style:font-size-complex="12pt"/>
    </style:style>
    <style:style style:name="P125" style:family="paragraph" style:parent-style-name="Text_20_body">
      <style:paragraph-properties>
        <style:tab-stops>
          <style:tab-stop style:position="1.27cm"/>
        </style:tab-stops>
      </style:paragraph-properties>
    </style:style>
    <style:style style:name="P126" style:family="paragraph" style:parent-style-name="Text_20_body">
      <style:paragraph-properties fo:margin-left="1.752cm" fo:margin-right="0cm" fo:text-align="justify" style:justify-single-word="false" fo:text-indent="0cm" style:auto-text-indent="false"/>
    </style:style>
    <style:style style:name="P127" style:family="paragraph" style:parent-style-name="Text_20_body">
      <style:paragraph-properties fo:margin-left="1.254cm" fo:margin-right="0cm" fo:text-align="justify" style:justify-single-word="false" fo:text-indent="0cm" style:auto-text-indent="false"/>
      <style:text-properties style:font-name="Verdana" fo:language="pt" fo:country="BR" style:font-name-complex="Tahoma" style:font-size-complex="12pt"/>
    </style:style>
    <style:style style:name="P128" style:family="paragraph" style:parent-style-name="Text_20_body">
      <style:paragraph-properties fo:margin-left="2.251cm" fo:margin-right="0cm" fo:margin-top="0cm" fo:margin-bottom="0cm" fo:text-indent="0cm" style:auto-text-indent="false"/>
    </style:style>
    <style:style style:name="P129" style:family="paragraph" style:parent-style-name="Text_20_body">
      <style:paragraph-properties fo:margin-left="2.251cm" fo:margin-right="0cm" fo:margin-top="0cm" fo:margin-bottom="0cm" fo:text-indent="0cm" style:auto-text-indent="false"/>
      <style:text-properties style:font-name="Verdana" fo:language="pt" fo:country="BR" style:font-size-complex="12pt"/>
    </style:style>
    <style:style style:name="P130" style:family="paragraph" style:parent-style-name="Text_20_body">
      <style:paragraph-properties fo:margin-top="0cm" fo:margin-bottom="0cm"/>
    </style:style>
    <style:style style:name="P131" style:family="paragraph" style:parent-style-name="Text_20_body">
      <style:paragraph-properties fo:margin-top="0cm" fo:margin-bottom="0cm"/>
      <style:text-properties style:font-name="Verdana" fo:language="pt" fo:country="BR" style:font-size-complex="12pt"/>
    </style:style>
    <style:style style:name="P132" style:family="paragraph" style:parent-style-name="Text_20_body">
      <style:paragraph-properties fo:margin-top="0cm" fo:margin-bottom="0cm" fo:text-align="justify" style:justify-single-word="false"/>
    </style:style>
    <style:style style:name="P133" style:family="paragraph" style:parent-style-name="Text_20_body" style:list-style-name="WW8Num4">
      <style:paragraph-properties fo:margin-top="0cm" fo:margin-bottom="0cm" fo:text-align="justify" style:justify-single-word="false"/>
    </style:style>
    <style:style style:name="P134" style:family="paragraph" style:parent-style-name="Text_20_body">
      <style:paragraph-properties fo:margin-top="0cm" fo:margin-bottom="0cm" fo:text-align="justify" style:justify-single-word="false">
        <style:tab-stops>
          <style:tab-stop style:position="1.27cm"/>
        </style:tab-stops>
      </style:paragraph-properties>
    </style:style>
    <style:style style:name="P135" style:family="paragraph" style:parent-style-name="Text_20_body">
      <style:paragraph-properties fo:margin-top="0cm" fo:margin-bottom="0cm" fo:text-align="justify" style:justify-single-word="false">
        <style:tab-stops>
          <style:tab-stop style:position="2.521cm"/>
        </style:tab-stops>
      </style:paragraph-properties>
    </style:style>
    <style:style style:name="P136" style:family="paragraph" style:parent-style-name="Text_20_body">
      <style:paragraph-properties fo:margin-top="0cm" fo:margin-bottom="0cm" fo:text-align="justify" style:justify-single-word="false" style:snap-to-layout-gri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137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13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Verdana" fo:language="pt" fo:country="BR" style:font-name-complex="Tahoma"/>
    </style:style>
    <style:style style:name="P139" style:family="paragraph" style:parent-style-name="Text_20_body" style:list-style-name="WW8Num2">
      <style:paragraph-properties fo:margin-left="1.501cm" fo:margin-right="0cm" fo:text-align="justify" style:justify-single-word="false" fo:text-indent="0cm" style:auto-text-indent="false"/>
    </style:style>
    <style:style style:name="T1" style:family="text">
      <style:text-properties fo:language="pt" fo:country="BR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language="pt" fo:country="BR" style:font-name-complex="Tahoma"/>
    </style:style>
    <style:style style:name="T4" style:family="text">
      <style:text-properties style:font-name="Tahoma" fo:language="pt" fo:country="BR" fo:background-color="#00ff00" style:font-name-complex="Tahoma"/>
    </style:style>
    <style:style style:name="T5" style:family="text">
      <style:text-properties style:font-name="Tahoma" fo:language="pt" fo:country="BR" fo:font-weight="normal" fo:background-color="#00ff00" style:font-weight-asian="normal" style:font-name-complex="Tahoma"/>
    </style:style>
    <style:style style:name="T6" style:family="text">
      <style:text-properties style:font-name="Tahoma" fo:language="pt" fo:country="BR" fo:font-weight="normal" style:font-weight-asian="normal" style:font-name-complex="Tahoma"/>
    </style:style>
    <style:style style:name="T7" style:family="text">
      <style:text-properties style:font-name="Tahoma" fo:language="pt" fo:country="BR" style:text-underline-style="solid" style:text-underline-width="auto" style:text-underline-color="font-color" style:font-name-complex="Tahoma"/>
    </style:style>
    <style:style style:name="T8" style:family="text">
      <style:text-properties style:font-name="Tahoma" fo:background-color="#00ff00" style:font-name-complex="Tahoma"/>
    </style:style>
    <style:style style:name="T9" style:family="text">
      <style:text-properties style:font-name="Tahoma" fo:font-weight="normal" fo:background-color="#00ff00" style:font-weight-asian="normal" style:font-name-complex="Tahoma"/>
    </style:style>
    <style:style style:name="T10" style:family="text">
      <style:text-properties style:font-name="Tahoma" style:text-underline-style="solid" style:text-underline-width="auto" style:text-underline-color="font-color" style:font-name-complex="Tahoma"/>
    </style:style>
    <style:style style:name="T11" style:family="text">
      <style:text-properties style:font-name="Verdana" fo:language="pt" fo:country="BR" style:text-underline-style="solid" style:text-underline-width="auto" style:text-underline-color="font-color"/>
    </style:style>
    <style:style style:name="T12" style:family="text"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T13" style:family="text"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T14" style:family="text">
      <style:text-properties style:font-name="Verdana" fo:language="pt" fo:country="BR" style:text-underline-style="solid" style:text-underline-width="auto" style:text-underline-color="font-color" style:font-name-complex="Tahoma"/>
    </style:style>
    <style:style style:name="T15" style:family="text"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T16" style:family="text"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T17" style:family="text">
      <style:text-properties style:font-name="Verdana" fo:language="pt" fo:country="BR" style:text-underline-style="solid" style:text-underline-width="auto" style:text-underline-color="font-color" style:font-name-complex="Arial" style:font-size-complex="12pt" style:font-weight-complex="bold"/>
    </style:style>
    <style:style style:name="T18" style:family="text">
      <style:text-properties style:font-name="Verdana" fo:language="pt" fo:country="BR" style:text-underline-style="solid" style:text-underline-width="auto" style:text-underline-color="font-color" style:font-name-complex="Arial" style:font-size-complex="12pt" style:font-style-complex="italic" style:font-weight-complex="bold"/>
    </style:style>
    <style:style style:name="T19" style:family="text">
      <style:text-properties style:font-name="Verdana" fo:language="pt" fo:country="BR" style:font-size-complex="12pt"/>
    </style:style>
    <style:style style:name="T20" style:family="text">
      <style:text-properties style:font-name="Verdana" fo:language="pt" fo:country="BR" style:font-name-complex="Tahoma"/>
    </style:style>
    <style:style style:name="T21" style:family="text">
      <style:text-properties style:font-name="Verdana" fo:language="pt" fo:country="BR" style:font-name-complex="Tahoma" style:font-size-complex="12pt"/>
    </style:style>
    <style:style style:name="T22" style:family="text">
      <style:text-properties style:font-name="Verdana" fo:language="pt" fo:country="BR" style:font-name-complex="Arial" style:font-size-complex="12pt"/>
    </style:style>
    <style:style style:name="T23" style:family="text">
      <style:text-properties style:font-name="Verdana" fo:language="pt" fo:country="BR" style:font-name-complex="Arial" style:font-size-complex="12pt" style:font-weight-complex="bold"/>
    </style:style>
    <style:style style:name="T24" style:family="text">
      <style:text-properties style:font-name="Verdana" fo:language="pt" fo:country="BR" fo:font-weight="bold" style:font-weight-asian="bold" style:font-name-complex="Tahoma" style:font-size-complex="12pt"/>
    </style:style>
    <style:style style:name="T25" style:family="text"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26" style:family="text">
      <style:text-properties style:font-name="Verdana" fo:font-size="12pt" fo:language="pt" fo:country="BR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/>
    </style:style>
    <style:style style:name="T27" style:family="text">
      <style:text-properties style:font-name="Verdana" fo:font-size="15pt" fo:language="pt" fo:country="BR" style:font-size-asian="15pt" style:font-size-complex="15pt"/>
    </style:style>
    <style:style style:name="T28" style:family="text">
      <style:text-properties style:font-name="Verdana" fo:font-size="11pt" fo:language="pt" fo:country="BR" style:font-size-asian="11pt" style:font-name-complex="Tahoma" style:font-size-complex="11pt"/>
    </style:style>
    <style:style style:name="T29" style:family="text"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T30" style:family="text">
      <style:text-properties fo:color="#000000" style:font-name="Verdana" fo:language="pt" fo:country="BR" style:font-name-complex="Tahoma" style:font-size-complex="12pt"/>
    </style:style>
    <style:style style:name="T31" style:family="text">
      <style:text-properties fo:color="#000000" style:font-name="Tahoma" style:text-underline-style="solid" style:text-underline-width="auto" style:text-underline-color="font-color" style:font-name-complex="Tahoma"/>
    </style:style>
    <style:style style:name="T32" style:family="text">
      <style:text-properties fo:color="#000000" style:font-name="Tahoma" fo:language="pt" fo:country="BR" style:text-underline-style="solid" style:text-underline-width="auto" style:text-underline-color="font-color" style:font-name-complex="Tahoma"/>
    </style:style>
    <style:style style:name="T33" style:family="text">
      <style:text-properties fo:color="#000000" style:font-name="Tahoma" fo:language="pt" fo:country="BR" style:font-name-complex="Tahoma"/>
    </style:style>
    <style:style style:name="T34" style:family="text">
      <style:text-properties fo:color="#000000" style:font-name="Tahoma" style:font-name-complex="Tahoma"/>
    </style:style>
    <style:style style:name="T35" style:family="text">
      <style:text-properties style:font-name="Wingdings 2" fo:font-size="15pt" fo:language="pt" fo:country="BR" style:font-size-asian="15pt" style:font-size-complex="15pt"/>
    </style:style>
    <style:style style:name="T36" style:family="text">
      <style:text-properties style:font-name="Wingdings 2" fo:language="pt" fo:country="BR" style:font-size-complex="12pt"/>
    </style:style>
    <style:style style:name="T37" style:family="text">
      <style:text-properties fo:color="#ff0000" style:font-name="Verdana" fo:font-size="11pt" fo:language="pt" fo:country="BR" style:font-size-asian="11pt" style:font-size-complex="11pt"/>
    </style:style>
    <style:style style:name="T38" style:family="text">
      <style:text-properties fo:color="#ff0000" style:font-name="Verdana" fo:font-size="11pt" fo:language="pt" fo:country="BR" style:font-size-asian="11pt" style:font-name-complex="Tahoma" style:font-size-complex="11pt"/>
    </style:style>
    <style:style style:name="T39" style:family="text">
      <style:text-properties fo:color="#ff0000" style:font-name="Verdana" fo:font-size="11pt" fo:language="pt" fo:country="BR" style:font-size-asian="11pt" style:font-name-complex="Arial" style:font-size-complex="11pt"/>
    </style:style>
    <style:style style:name="T40" style:family="text">
      <style:text-properties fo:color="#ff0000" style:font-name="Verdana" fo:font-size="11pt" fo:language="pt" fo:country="BR" style:font-size-asian="11pt" style:font-name-complex="Arial" style:font-size-complex="11pt" style:font-weight-complex="bold"/>
    </style:style>
    <style:style style:name="T41" style:family="text">
      <style:text-properties fo:color="#ff0000" style:font-name="Verdana" fo:font-size="11pt" fo:language="pt" fo:country="BR" fo:font-weight="bold" style:font-size-asian="11pt" style:font-weight-asian="bold" style:font-name-complex="Tahoma" style:font-size-complex="11pt"/>
    </style:style>
    <style:style style:name="T42" style:family="text">
      <style:text-properties fo:color="#ff0000" style:font-name="Verdana" fo:font-size="11pt" fo:language="pt" fo:country="BR" fo:font-weight="normal" style:font-size-asian="11pt" style:font-weight-asian="normal" style:font-name-complex="Tahoma" style:font-size-complex="11pt"/>
    </style:style>
    <style:style style:name="T43" style:family="text">
      <style:text-properties fo:color="#ff0000" style:font-name="Verdana" fo:language="pt" fo:country="BR" style:font-name-complex="Tahoma"/>
    </style:style>
    <style:style style:name="T44" style:family="text">
      <style:text-properties fo:color="#ff0000" style:font-name="Verdana" fo:language="pt" fo:country="BR" style:font-name-complex="Tahoma" style:font-size-complex="12pt"/>
    </style:style>
    <style:style style:name="T45" style:family="text">
      <style:text-properties fo:color="#ff0000" style:font-name="Tahoma" fo:font-size="12pt" fo:language="pt" fo:country="BR" fo:font-weight="normal" style:font-size-asian="12pt" style:font-weight-asian="normal" style:font-name-complex="Tahoma" style:font-size-complex="12pt"/>
    </style:style>
    <style:style style:name="T46" style:family="text">
      <style:text-properties fo:color="#ff0000" style:font-name="Tahoma" fo:font-size="11pt" fo:language="pt" fo:country="BR" style:font-size-asian="11pt" style:font-name-complex="Tahoma" style:font-size-complex="11pt"/>
    </style:style>
    <style:style style:name="T47" style:family="text">
      <style:text-properties fo:color="#ff0000" style:font-name="Tahoma" fo:language="pt" fo:country="BR" style:text-underline-style="solid" style:text-underline-width="auto" style:text-underline-color="font-color" style:font-name-complex="Tahoma"/>
    </style:style>
    <style:style style:name="T48" style:family="text">
      <style:text-properties fo:color="#ff0000" style:font-name="Tahoma" fo:language="pt" fo:country="BR" style:font-name-complex="Tahoma"/>
    </style:style>
    <style:style style:name="T49" style:family="text">
      <style:text-properties style:font-name="Arial" fo:font-size="15pt" fo:language="pt" fo:country="BR" style:font-size-asian="15pt" style:font-name-complex="Arial" style:font-size-complex="15pt"/>
    </style:style>
    <style:style style:name="T50" style:family="text">
      <style:text-properties style:text-position="super 58%" style:font-name="Verdana" fo:language="pt" fo:country="BR" style:text-underline-style="solid" style:text-underline-width="auto" style:text-underline-color="font-color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Padrão de Descrição da Informação</text:p>
      <text:p text:style-name="P1">Data: Maio de 2010, Versão 1.</text:p>
      <text:p text:style-name="P2"/>
      <text:p text:style-name="P5"><text:span text:style-name="T3">Este</text:span><text:span text:style-name="T3"> documento contém os atributos que compõem o Padrão de Descrição da Informação referente à estrutura da base de dados do Sistema Memória Virtual Rural. Esses atributos estão divididos em 13 grupos, conforme mostrados a seguir:</text:span></text:p>
      <text:p text:style-name="P3"/>
      <text:h text:style-name="Heading_20_1" text:outline-level="1"><text:span text:style-name="T4">Grupo 1: </text:span><text:span text:style-name="T5">Identificação da Fazenda</text:span></text:h>
      <text:p text:style-name="P59"/>
      <text:p text:style-name="P102"><text:span text:style-name="T11">NOME DA </text:span><text:span text:style-name="T12">PROPRIEDADE</text:span><text:span text:style-name="T11">: 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1"/>
          </table:table-cell>
        </table:table-row>
      </table:table>
      <text:p text:style-name="P60"/>
      <text:p text:style-name="P102"><text:span text:style-name="T12">MUNICÍPIO</text:span><text:span text:style-name="T13">: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1"/>
          </table:table-cell>
        </table:table-row>
      </table:table>
      <text:p text:style-name="P62"/>
      <text:p text:style-name="P102"><text:span text:style-name="T29">LOCALIDADE</text:span><text:span text:style-name="T13">: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3"/>
          </table:table-cell>
        </table:table-row>
      </table:table>
      <text:p text:style-name="P62"/>
      <text:p text:style-name="P115">ESTADO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63"/>
          </table:table-cell>
        </table:table-row>
      </table:table>
      <text:p text:style-name="P62"/>
      <text:p text:style-name="P102"><text:span text:style-name="T29">PAÍS</text:span><text:span text:style-name="T13">: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63"/>
          </table:table-cell>
        </table:table-row>
      </table:table>
      <text:p text:style-name="P62"/>
      <text:p text:style-name="P104">ENDEREÇO COMPLETO (LOGRADOURO, Nº, COMPLEMENTO)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63"/>
          </table:table-cell>
        </table:table-row>
      </table:table>
      <text:p text:style-name="P62"/>
      <text:p text:style-name="P104">CAIXA POSTAL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65"/>
          </table:table-cell>
        </table:table-row>
      </table:table>
      <text:p text:style-name="P64"/>
      <text:p text:style-name="P102"><text:span text:style-name="T13">TELEFONE</text:span><text:span text:style-name="T12">(S)/FAX: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65"/>
          </table:table-cell>
        </table:table-row>
      </table:table>
      <text:p text:style-name="P64"/>
      <text:p text:style-name="P105">E-MAIL: 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65"/>
          </table:table-cell>
        </table:table-row>
      </table:table>
      <text:p text:style-name="P64"/>
      <text:p text:style-name="P102"><text:span text:style-name="T29">URL</text:span><text:span text:style-name="T12">: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65"/>
          </table:table-cell>
        </table:table-row>
      </table:table>
      <text:p text:style-name="P64"/>
      <text:p text:style-name="P102"><text:span text:style-name="T29">IDENTIFICAÇÃO</text:span><text:span text:style-name="T12"> DO PROPRIETÁRIO:</text:span></text:p>
      <table:table table:name="Tabela11" table:style-name="Tabela11">
        <table:table-column table:style-name="Tabela11.A"/>
        <text:soft-page-break/>
        <table:table-row table:style-name="Tabela11.1">
          <table:table-cell table:style-name="Tabela11.A1" office:value-type="string">
            <text:p text:style-name="P65"/>
          </table:table-cell>
        </table:table-row>
      </table:table>
      <text:p text:style-name="P64"/>
      <text:p text:style-name="P102"><text:span text:style-name="T29">GESTOR</text:span><text:span text:style-name="T12"> DA PROPRIEDADE:</text:span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68"/>
          </table:table-cell>
        </table:table-row>
      </table:table>
      <text:p text:style-name="P67"/>
      <text:p text:style-name="P102"><text:span text:style-name="T13">COORDENADAS </text:span><text:span text:style-name="T29">GEOGRÁFICAS</text:span><text:span text:style-name="T13">:</text:span></text:p>
      <text:h text:style-name="P99" text:outline-level="6"><text:span text:style-name="T25">LATITUDE:</text:span></text:h>
      <text:p text:style-name="P85"/>
      <text:p text:style-name="P84"/>
      <text:h text:style-name="P99" text:outline-level="6"><text:span text:style-name="T25">LONGITUDE:</text:span></text:h>
      <text:p text:style-name="P85"/>
      <text:p text:style-name="P84"/>
      <text:h text:style-name="P99" text:outline-level="6"><text:span text:style-name="T25">ALTITUDE [M]:</text:span></text:h>
      <text:p text:style-name="P85"/>
      <text:p text:style-name="P84"/>
      <text:h text:style-name="P99" text:outline-level="6"><text:span text:style-name="T25">ERRO HORIZONTAL [M]:</text:span></text:h>
      <text:p text:style-name="P86"/>
      <text:p text:style-name="P67"/>
      <text:p text:style-name="P69"/>
      <text:p text:style-name="P102"><text:span text:style-name="T12">TIPO DE </text:span><text:span text:style-name="T29">PROPRIEDADE</text:span><text:span text:style-name="T12">:</text:span></text:p>
      <text:p text:style-name="P19"><text:span text:style-name="T35"></text:span><text:span text:style-name="T27"> </text:span><text:span text:style-name="T19">Pública</text:span></text:p>
      <text:p text:style-name="P19"><text:span text:style-name="T35"></text:span><text:span text:style-name="T27"> </text:span><text:span text:style-name="T19">Privada</text:span></text:p>
      <text:p text:style-name="P19"><text:span text:style-name="T35"></text:span><text:span text:style-name="T27"> </text:span><text:span text:style-name="T19">Mista</text:span></text:p>
      <text:p text:style-name="P19"><text:span text:style-name="T35"></text:span><text:span text:style-name="T27"> </text:span><text:span text:style-name="T19">Outra</text:span></text:p>
      <text:p text:style-name="P69"/>
      <text:p text:style-name="P102"><text:span text:style-name="T29">PROTEÇÃO</text:span><text:span text:style-name="T12"> EXISTENTE:</text:span></text:p>
      <text:p text:style-name="P19"><text:span text:style-name="T35"></text:span><text:span text:style-name="T27"> </text:span><text:span text:style-name="T19">Patrimônio Mundial</text:span></text:p>
      <text:p text:style-name="P19"><text:span text:style-name="T35"></text:span><text:span text:style-name="T27"> </text:span><text:span text:style-name="T19">Federal/ Individual</text:span></text:p>
      <text:p text:style-name="P19"><text:span text:style-name="T35"></text:span><text:span text:style-name="T27"> </text:span><text:span text:style-name="T19">Federal/ Conjunto</text:span></text:p>
      <text:p text:style-name="P19"><text:span text:style-name="T35"></text:span><text:span text:style-name="T27"> </text:span><text:span text:style-name="T19">Estadual/ Individual</text:span></text:p>
      <text:p text:style-name="P20"><text:span text:style-name="T35"></text:span><text:span text:style-name="T27"> </text:span><text:span text:style-name="T19">Estadual/ Conjunto</text:span></text:p>
      <text:p text:style-name="P19"><text:span text:style-name="T35"></text:span><text:span text:style-name="T27"> </text:span><text:span text:style-name="T19">Municipal/ Individual</text:span></text:p>
      <text:p text:style-name="P19"><text:span text:style-name="T35"></text:span><text:span text:style-name="T27"> </text:span><text:span text:style-name="T19">Municipal/ Conjunto</text:span></text:p>
      <text:p text:style-name="P19"><text:span text:style-name="T35"></text:span><text:span text:style-name="T27"> </text:span><text:span text:style-name="T19">Decreto Juridico</text:span></text:p>
      <text:p text:style-name="P19"><text:span text:style-name="T35"></text:span><text:span text:style-name="T27"> </text:span><text:span text:style-name="T19">Entorno De Bem Protegido</text:span></text:p>
      <text:p text:style-name="P19"><text:span text:style-name="T35"></text:span><text:span text:style-name="T27"> </text:span><text:span text:style-name="T19">Nenhuma</text:span></text:p>
      <text:p text:style-name="P22"/>
      <text:p text:style-name="P102"><text:span text:style-name="T12">TIPO/ </text:span><text:span text:style-name="T29">LEGISLAÇÃO</text:span><text:span text:style-name="T12"> INCIDENTE:</text:span></text:p>
      <text:p text:style-name="P35"/>
      <text:p text:style-name="P60"/>
      <text:p text:style-name="P102"><text:soft-page-break/><text:span text:style-name="T29">IMAGENS</text:span><text:span text:style-name="T11">: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9">Inserir Imagens de edificações ou elementos da paisagem de destaque</text:p>
          </table:table-cell>
          <table:table-cell table:style-name="Tabela13.A1" office:value-type="string">
            <text:p text:style-name="P29">Inserir imagens com detalhes da propriedade cadastrada</text:p>
          </table:table-cell>
          <table:table-cell table:style-name="Tabela13.C1" office:value-type="string">
            <text:p text:style-name="P29">Inserir imagens das principais manifestações culturais associadas à propriedade cadastrada</text:p>
          </table:table-cell>
        </table:table-row>
      </table:table>
      <text:p text:style-name="P22"/>
      <text:p text:style-name="P22"/>
      <text:p text:style-name="P102"><text:span text:style-name="T29">INFORMAÇÕES</text:span><text:span text:style-name="T12"> HISTÓRICAS (SÍNTESE):</text:span></text:p>
      <text:p text:style-name="P34"><text:span text:style-name="T37">Sintetizar, em breves palavras ou e</text:span><text:span text:style-name="T37">m itens, a evolução histórica da fazenda, apontando todas as informações disponíveis.</text:span></text:p>
      <text:p text:style-name="P36"/>
      <text:p text:style-name="P33"/>
      <text:p text:style-name="P59"/>
      <text:p text:style-name="P59"/>
      <text:h text:style-name="P90" text:outline-level="1" text:is-list-header="true"><text:span text:style-name="T4">Grupo 2</text:span><text:span text:style-name="T4">: </text:span><text:span text:style-name="T5">Informações Gerais do Bem Patrimonial</text:span></text:h>
      <text:p text:style-name="P59"/>
      <text:p text:style-name="P102"><text:span text:style-name="T29">NATUREZA </text:span><text:span text:style-name="T29">DO</text:span><text:span text:style-name="T15"> BEM PATRIMONIAL</text:span><text:span text:style-name="T21">: </text:span><text:span text:style-name="T37">indicar o item que está sendo inventariado</text:span></text:p>
      <text:p text:style-name="P55"><text:span text:style-name="T36"></text:span><text:span text:style-name="T22"> </text:span><text:span text:style-name="T30">Bibliográfico</text:span></text:p>
      <text:p text:style-name="P55"><text:span text:style-name="T36"></text:span><text:span text:style-name="T22"> </text:span><text:span text:style-name="T30">Arqueologico</text:span></text:p>
      <text:p text:style-name="P55"><text:span text:style-name="T36"></text:span><text:span text:style-name="T22"> </text:span><text:span text:style-name="T30">Arquivístico</text:span></text:p>
      <text:p text:style-name="P55"><text:span text:style-name="T36"></text:span><text:span text:style-name="T22"> </text:span><text:span text:style-name="T30">Arquitetônico</text:span></text:p>
      <text:p text:style-name="P55"><text:span text:style-name="T36"></text:span><text:span text:style-name="T22"> </text:span><text:span text:style-name="T30">Bem Móvel E Integrado</text:span></text:p>
      <text:p text:style-name="P55"><text:span text:style-name="T36"></text:span><text:span text:style-name="T22"> </text:span><text:span text:style-name="T30">Iconográfico</text:span></text:p>
      <text:p text:style-name="P55"><text:span text:style-name="T36"></text:span><text:span text:style-name="T22"> </text:span><text:span text:style-name="T30">Natural</text:span></text:p>
      <text:p text:style-name="P55"><text:span text:style-name="T36"></text:span><text:span text:style-name="T22"> </text:span><text:span text:style-name="T30">Imaterial</text:span></text:p>
      <text:p text:style-name="P66"/>
      <text:p text:style-name="P102"><text:span text:style-name="T29">TIPO DO BEM PATRIMONIAL:</text:span><text:span text:style-name="T30"> </text:span>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75">Indicar o tipo do bem patrimonial que está sendo inventariado.</text:p>
            <text:p text:style-name="P55"><text:span text:style-name="T37">Campo para escolha de opção pré-estabelecida</text:span><text:span text:style-name="T37"> que irá constar do sistema partindo da natureza do bem identificado acima. Ou com a possibilidade de “outros” </text:span></text:p>
            <text:p text:style-name="P55"><text:span text:style-name="T37">OBs: pode ser </text:span><text:span text:style-name="T37">sub-series, subtipos, etc</text:span></text:p>
            <text:p text:style-name="P79"/>
          </table:table-cell>
        </table:table-row>
      </table:table>
      <text:p text:style-name="P82"/>
      <text:p text:style-name="P82"/>
      <text:p text:style-name="P102"><text:span text:style-name="T29">NÚMERO DE REGISTRO</text:span><text:span text:style-name="T30">: </text:span>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77">É CAMPO OBRIGATÓRIO.</text:p>
            <text:p text:style-name="P76"/>
            <text:p text:style-name="P76">Número atribuído pela instituição ao bem patrimonial.</text:p>
            <text:p text:style-name="P76"/>
            <text:p text:style-name="P55"><text:span text:style-name="T38">Corresponde ao registro individual de identificação e controle do Bem patrimonial dentro do acervo. Será </text:span><text:span text:style-name="T38">uma combinação de letras e números, conforme normas que serão pré-estabelecidas</text:span></text:p>
            <text:p text:style-name="P76"/>
            <text:p text:style-name="P76"><text:soft-page-break/>EXEMPLO:FP-A-T1” (FAZENDA PINHAL – ARQUITETÔNICO- TRULHA 1)</text:p>
            <text:p text:style-name="P76">FP- IM- C1” (FAZENDA PINHAL – IMTERIAL- CONTO1)</text:p>
            <text:p text:style-name="P79"/>
          </table:table-cell>
        </table:table-row>
      </table:table>
      <text:p text:style-name="P88"/>
      <text:p text:style-name="P102"><text:span text:style-name="T31">TÍTULO</text:span><text:span text:style-name="T15">: </text:span></text:p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74"/>
            <text:p text:style-name="P73"/>
          </table:table-cell>
        </table:table-row>
      </table:table>
      <text:p text:style-name="P71"/>
      <text:p text:style-name="P82">TIPO DO TÍTULO:</text:p>
      <text:p text:style-name="P55"><text:span text:style-name="T36"></text:span><text:span text:style-name="T22"> </text:span><text:span text:style-name="T30">Principal</text:span></text:p>
      <text:p text:style-name="P55"><text:span text:style-name="T36"></text:span><text:span text:style-name="T22"> </text:span><text:span text:style-name="T30">Equivalente</text:span></text:p>
      <text:p text:style-name="P55"><text:span text:style-name="T36"></text:span><text:span text:style-name="T22"> </text:span><text:span text:style-name="T30">Atribuído</text:span></text:p>
      <text:p text:style-name="P55"><text:span text:style-name="T36"></text:span><text:span text:style-name="T22"> </text:span><text:span text:style-name="T30">Sub-titulo</text:span></text:p>
      <text:p text:style-name="P55"><text:span text:style-name="T36"></text:span><text:span text:style-name="T22"> </text:span><text:span text:style-name="T30">Titulo anterior</text:span></text:p>
      <text:p text:style-name="P55"><text:span text:style-name="T36"></text:span><text:span text:style-name="T22"> </text:span><text:span text:style-name="T30">Titulo posterior</text:span></text:p>
      <text:p text:style-name="P55"><text:span text:style-name="T36"></text:span><text:span text:style-name="T22"> </text:span><text:span text:style-name="T30">Titulo do suplemento</text:span></text:p>
      <text:p text:style-name="P55"><text:span text:style-name="T36"></text:span><text:span text:style-name="T22"> </text:span><text:span text:style-name="T30">Titulo correlato</text:span></text:p>
      <text:p text:style-name="P83"/>
      <text:p text:style-name="P81">OBS: PODE TER MAIS DE UM TÍTULO</text:p>
      <text:p text:style-name="P83"/>
      <text:p text:style-name="P83"/>
      <text:p text:style-name="P102"><text:span text:style-name="T31">COMPLEMENTO</text:span><text:span text:style-name="T30">: </text:span></text:p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77">Usado para nomes de séries monográficas, sub-coleções, publicado com, entre outras situações não previstas nos campos anteriores.</text:p>
            <text:p text:style-name="P82"/>
          </table:table-cell>
        </table:table-row>
      </table:table>
      <text:p text:style-name="P66"/>
      <text:p text:style-name="P102"><text:span text:style-name="T29">COLEÇÃO, </text:span><text:span text:style-name="T32">FUNDO</text:span><text:span text:style-name="T29">, CONJUNTO, FAMÍLIA/ESPECIE</text:span><text:span text:style-name="T15">:</text:span></text:p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77">Nome da coleção a que pertence o item inventariado conforme organização da instituição.</text:p>
            <text:p text:style-name="P55"><text:span text:style-name="T38">Será uma combinação de letras, conforme </text:span><text:span text:style-name="T38">critérios/normas pré-estabelecidas.</text:span></text:p>
            <text:p text:style-name="P71"/>
          </table:table-cell>
        </table:table-row>
      </table:table>
      <text:p text:style-name="P66"/>
      <text:p text:style-name="P102"><text:span text:style-name="T31">LOCALIZAÇÃO</text:span><text:span text:style-name="T15"> FÍSICA ESPECIFICA</text:span><text:span text:style-name="T21">: </text:span>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77">Conjunto de informações que descreve a localização física do bem patrimonial no acervo.</text:p>
            <text:p text:style-name="P71"/>
          </table:table-cell>
        </table:table-row>
      </table:table>
      <text:p text:style-name="P7"/>
      <text:p text:style-name="P19"><text:span text:style-name="T17">COORDENADAS GEOGRÁFICAS:</text:span><text:span text:style-name="T23"> </text:span><text:span text:style-name="T40">Coordenadas geográficas do bem arquitetônico, arqueológico ou natural na propriedade.</text:span></text:p>
      <text:p text:style-name="P126"><text:span text:style-name="T32">LATITUDE</text:span><text:span text:style-name="T16">:</text:span></text:p>
      <text:h text:style-name="P100" text:outline-level="6"/>
      <text:p text:style-name="P126"><text:span text:style-name="T32">LONGITUDE</text:span><text:span text:style-name="T16">:</text:span></text:p>
      <text:p text:style-name="P37"/>
      <text:p text:style-name="P8"/>
      <text:p text:style-name="P8"/>
      <text:p text:style-name="P8"/>
      <text:h text:style-name="P90" text:outline-level="1" text:is-list-header="true"><text:soft-page-break/><text:span text:style-name="T4">Grupo 3</text:span><text:span text:style-name="T4">: </text:span><text:span text:style-name="T5">Autoria</text:span></text:h>
      <text:p text:style-name="P4"/>
      <text:p text:style-name="P102"><text:span text:style-name="T7">AUTOR</text:span><text:span text:style-name="T7"> </text:span><text:span text:style-name="T32">OU</text:span><text:span text:style-name="T7"> RESPONSÁVEL:</text:span><text:span text:style-name="T3"> </text:span></text:p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14">Identificação da autoria deve ser escrita na forma direta, por extenso, de acordo com o documento ou a fonte de pesquisa. Ex.: Martinho Carlos de Arruda Botelho.</text:p>
            <text:p text:style-name="P2"/>
          </table:table-cell>
        </table:table-row>
      </table:table>
      <text:p text:style-name="P2"/>
      <text:p text:style-name="P2"/>
      <text:p text:style-name="P2">TIPO DE AUTORIA:</text:p>
      <text:p text:style-name="P5"><text:span text:style-name="T35"></text:span><text:span text:style-name="T49"> </text:span><text:span text:style-name="T3">Co-autor</text:span></text:p>
      <text:p text:style-name="P5"><text:span text:style-name="T35"></text:span><text:span text:style-name="T49"> </text:span><text:span text:style-name="T3">Organizador</text:span></text:p>
      <text:p text:style-name="P5"><text:span text:style-name="T35"></text:span><text:span text:style-name="T49"> </text:span><text:span text:style-name="T3">Tradutor</text:span></text:p>
      <text:p text:style-name="P5"><text:span text:style-name="T35"></text:span><text:span text:style-name="T49"> </text:span><text:span text:style-name="T3">Editor</text:span></text:p>
      <text:p text:style-name="P5"><text:span text:style-name="T35"></text:span><text:span text:style-name="T49"> </text:span><text:span text:style-name="T3">Diretor</text:span></text:p>
      <text:p text:style-name="P5"><text:span text:style-name="T35"></text:span><text:span text:style-name="T49"> </text:span><text:span text:style-name="T3">Prefaciador</text:span></text:p>
      <text:p text:style-name="P5"><text:span text:style-name="T35"></text:span><text:span text:style-name="T49"> </text:span><text:span text:style-name="T3">Coordenador</text:span></text:p>
      <text:p text:style-name="P5"><text:span text:style-name="T35"></text:span><text:span text:style-name="T49"> </text:span><text:span text:style-name="T3">compilador</text:span></text:p>
      <text:p text:style-name="P5"><text:span text:style-name="T35"></text:span><text:span text:style-name="T49"> </text:span><text:span text:style-name="T3">Ilustrador</text:span></text:p>
      <text:p text:style-name="P5"><text:span text:style-name="T35"></text:span><text:span text:style-name="T49"> </text:span><text:span text:style-name="T3">Entrevistador</text:span></text:p>
      <text:p text:style-name="P5"><text:span text:style-name="T35"></text:span><text:span text:style-name="T49"> </text:span><text:span text:style-name="T3">Autor Institucional</text:span></text:p>
      <text:p text:style-name="P5"><text:span text:style-name="T35"></text:span><text:span text:style-name="T49"> </text:span><text:span text:style-name="T3">Entidade produtora</text:span></text:p>
      <text:p text:style-name="P5"><text:span text:style-name="T35"></text:span><text:span text:style-name="T49"> </text:span><text:span text:style-name="T3">Agencia</text:span></text:p>
      <text:p text:style-name="P5"><text:span text:style-name="T35"></text:span><text:span text:style-name="T49"> </text:span><text:span text:style-name="T3">Estudio</text:span></text:p>
      <text:p text:style-name="P5"><text:span text:style-name="T35"></text:span><text:span text:style-name="T49"> </text:span><text:span text:style-name="T3">Fotografo</text:span></text:p>
      <text:p text:style-name="P5"><text:span text:style-name="T35"></text:span><text:span text:style-name="T49"> </text:span><text:span text:style-name="T3">Figurinista</text:span></text:p>
      <text:p text:style-name="P5"><text:span text:style-name="T35"></text:span><text:span text:style-name="T49"> </text:span><text:span text:style-name="T3">Fabricante</text:span></text:p>
      <text:p text:style-name="P5"><text:span text:style-name="T35"></text:span><text:span text:style-name="T49"> </text:span><text:span text:style-name="T3">Palestrante</text:span></text:p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<text:span text:style-name="T49"><text:s text:c="2"/></text:span><text:span text:style-name="T35"></text:span><text:span text:style-name="T22"> Outras (especificar) </text:span></text:p>
          </table:table-cell>
          <table:table-cell table:style-name="Tabela21.B1" office:value-type="string">
            <text:p text:style-name="P110"/>
          </table:table-cell>
        </table:table-row>
      </table:table>
      <text:p text:style-name="P2"/>
      <text:h text:style-name="P90" text:outline-level="1" text:is-list-header="true"><text:span text:style-name="T45">OBS: se houver mais de um autor, replicar os</text:span><text:span text:style-name="T45"> dois campos acima.</text:span></text:h>
      <text:h text:style-name="P92" text:outline-level="1" text:is-list-header="true"/>
      <text:h text:style-name="P90" text:outline-level="1" text:is-list-header="true"><text:span text:style-name="T4">Grupo 4</text:span><text:span text:style-name="T4">: </text:span><text:span text:style-name="T5">Cadastro de Autoria</text:span></text:h>
      <text:h text:style-name="P90" text:outline-level="1" text:is-list-header="true"><text:span text:style-name="T45">OBS: nesse grupo deve-se completar todas as demais informação sobre </text:span><text:span text:style-name="T45">a autoria já inserida no Grupo 3. </text:span></text:h>
      <text:p text:style-name="P116"/>
      <text:p text:style-name="P102"><text:span text:style-name="T31">SOBRENOME:</text:span><text:span text:style-name="T34"> </text:span></text:p>
      <table:table table:name="Tabela22" table:style-name="Tabela22">
        <table:table-column table:style-name="Tabela22.A"/>
        <text:soft-page-break/>
        <table:table-row table:style-name="Tabela22.1">
          <table:table-cell table:style-name="Tabela22.A1" office:value-type="string">
            <text:p text:style-name="P14">Sobrenome do autor.</text:p>
            <text:p text:style-name="P5"><text:span text:style-name="T46">Acrescentar as normas utilizadas para títulos e patentes</text:span><text:span text:style-name="T46">.</text:span></text:p>
            <text:p text:style-name="P16"/>
          </table:table-cell>
        </table:table-row>
      </table:table>
      <text:p text:style-name="P119"/>
      <text:p text:style-name="P102"><text:span text:style-name="T10">NOME:</text:span><text:span text:style-name="T2"> </text:span></text:p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4">Nome do autor.</text:p>
            <text:p text:style-name="P58"/>
          </table:table-cell>
        </table:table-row>
      </table:table>
      <text:p text:style-name="P119"/>
      <text:p text:style-name="P102"><text:span text:style-name="T32">PSEUDÔNIMO</text:span><text:span text:style-name="T32"> OU CODNOME</text:span><text:span text:style-name="T7">:</text:span><text:span text:style-name="T3"> </text:span></text:p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14">Nomes alternativos diferenciados adotados e/ou conhecidos. </text:p>
            <text:p text:style-name="P5"><text:span text:style-name="T46">No caso de haver dois</text:span><text:span text:style-name="T46"> ou mais, separar em “;”.</text:span></text:p>
            <text:p text:style-name="P59"/>
          </table:table-cell>
        </table:table-row>
      </table:table>
      <text:p text:style-name="P117"/>
      <text:p text:style-name="P5"><text:span text:style-name="T7">FUNÇÃO</text:span><text:span text:style-name="T47"> </text:span><text:span text:style-name="T32">OU ATIVIDADE</text:span><text:span text:style-name="T33">: </text:span><text:span text:style-name="T46">função que a pessoa exerce em relação ao bem patrimonial.</text:span></text:p>
      <text:p text:style-name="P87"><text:span text:style-name="T35"></text:span><text:span text:style-name="T49"> </text:span><text:span text:style-name="T3">Adaptador</text:span></text:p>
      <text:p text:style-name="P87"><text:span text:style-name="T35"></text:span><text:span text:style-name="T49"> </text:span><text:span text:style-name="T3">Arquiteto</text:span></text:p>
      <text:p text:style-name="P87"><text:span text:style-name="T35"></text:span><text:span text:style-name="T49"> </text:span><text:span text:style-name="T3">Arranjador</text:span></text:p>
      <text:p text:style-name="P87"><text:span text:style-name="T35"></text:span><text:span text:style-name="T49"> </text:span><text:span text:style-name="T3">Classificador</text:span></text:p>
      <text:p text:style-name="P87"><text:span text:style-name="T35"></text:span><text:span text:style-name="T49"> </text:span><text:span text:style-name="T3">Comentador</text:span></text:p>
      <text:p text:style-name="P87"><text:span text:style-name="T35"></text:span><text:span text:style-name="T49"> </text:span><text:span text:style-name="T3">Compilador</text:span></text:p>
      <text:p text:style-name="P87"><text:span text:style-name="T35"></text:span><text:span text:style-name="T49"> </text:span><text:span text:style-name="T3">Cozinheiro</text:span></text:p>
      <text:p text:style-name="P87"><text:span text:style-name="T35"></text:span><text:span text:style-name="T49"> </text:span><text:span text:style-name="T3">Desenhista</text:span></text:p>
      <text:p text:style-name="P87"><text:span text:style-name="T35"></text:span><text:span text:style-name="T49"> </text:span><text:span text:style-name="T3">Engenheiro</text:span></text:p>
      <text:p text:style-name="P87"><text:span text:style-name="T35"></text:span><text:span text:style-name="T49"> </text:span><text:span text:style-name="T3">Escritor </text:span></text:p>
      <text:p text:style-name="P87"><text:span text:style-name="T35"></text:span><text:span text:style-name="T49"> </text:span><text:span text:style-name="T3">Escultor</text:span></text:p>
      <text:p text:style-name="P87"><text:span text:style-name="T35"></text:span><text:span text:style-name="T49"> </text:span><text:span text:style-name="T3">Financiador</text:span></text:p>
      <text:p text:style-name="P87"><text:span text:style-name="T35"></text:span><text:span text:style-name="T49"> </text:span><text:span text:style-name="T3">Fotógrafo</text:span></text:p>
      <text:p text:style-name="P87"><text:span text:style-name="T35"></text:span><text:span text:style-name="T49"> </text:span><text:span text:style-name="T3">Horticultor</text:span></text:p>
      <text:p text:style-name="P87"><text:span text:style-name="T35"></text:span><text:span text:style-name="T49"> </text:span><text:span text:style-name="T3">Ilustrador</text:span></text:p>
      <text:p text:style-name="P87"><text:span text:style-name="T35"></text:span><text:span text:style-name="T49"> </text:span><text:span text:style-name="T3">Intérprete (Para Som)</text:span></text:p>
      <text:p text:style-name="P87"><text:span text:style-name="T35"></text:span><text:span text:style-name="T49"> </text:span><text:span text:style-name="T3">Jardineiro</text:span></text:p>
      <text:p text:style-name="P87"><text:span text:style-name="T35"></text:span><text:span text:style-name="T49"> </text:span><text:span text:style-name="T3">Pintor</text:span></text:p>
      <text:p text:style-name="P87"><text:span text:style-name="T35"></text:span><text:span text:style-name="T49"> </text:span><text:span text:style-name="T3">Relator</text:span></text:p>
      <text:p text:style-name="P87"><text:span text:style-name="T35"></text:span><text:span text:style-name="T49"> </text:span><text:span text:style-name="T3">Relator</text:span></text:p>
      <text:p text:style-name="P87"><text:span text:style-name="T35"></text:span><text:span text:style-name="T49"> </text:span><text:span text:style-name="T3">Revisor</text:span></text:p>
      <text:p text:style-name="P87"><text:span text:style-name="T35"></text:span><text:span text:style-name="T49"> </text:span><text:span text:style-name="T3">Roteirista</text:span>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21"><text:span text:style-name="T49"><text:s/></text:span><text:span text:style-name="T35"></text:span><text:span text:style-name="T22"> Outras (especificar) </text:span></text:p>
          </table:table-cell>
          <table:table-cell table:style-name="Tabela25.B1" office:value-type="string">
            <text:p text:style-name="P110"/>
          </table:table-cell>
        </table:table-row>
      </table:table>
      <text:p text:style-name="P118"/>
      <text:p text:style-name="P102"><text:span text:style-name="T7">DATA DE NASCIMENTO:</text:span><text:span text:style-name="T3"> </text:span></text:p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6"><text:span text:style-name="T46">Data de nascimento do autor. Ex.: ABNT</text:span><text:span text:style-name="T46">.</text:span></text:p>
            <text:p text:style-name="P59"><text:soft-page-break/></text:p>
          </table:table-cell>
        </table:table-row>
      </table:table>
      <text:p text:style-name="P117"/>
      <text:p text:style-name="P102"><text:span text:style-name="T7">DATA DE ÓBITO:</text:span><text:span text:style-name="T3"> </text:span></text:p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6"><text:span text:style-name="T46">D</text:span><text:span text:style-name="T46">ata de óbito do autor.</text:span></text:p>
            <text:p text:style-name="P59"/>
          </table:table-cell>
        </table:table-row>
      </table:table>
      <text:h text:style-name="P95" text:outline-level="1" text:is-list-header="true">OBS: se houver mais de um autor, replicar os seis campos acima.</text:h>
      <text:h text:style-name="P93" text:outline-level="1" text:is-list-header="true"/>
      <text:h text:style-name="P90" text:outline-level="1" text:is-list-header="true"><text:span text:style-name="T4">Grupo 5</text:span><text:span text:style-name="T4">:</text:span><text:span text:style-name="T5"> Produção</text:span></text:h>
      <text:p text:style-name="P119"/>
      <text:p text:style-name="P102"><text:span text:style-name="T14">LOCAL:</text:span><text:span text:style-name="T20"> </text:span></text:p>
      <table:table table:name="Tabela28" table:style-name="Tabela28">
        <table:table-column table:style-name="Tabela28.A"/>
        <table:table-row table:style-name="Tabela28.1">
          <table:table-cell table:style-name="Tabela28.A1" office:value-type="string">
            <text:p text:style-name="P14">Local de criação, publicação, edição, reimpressão, fabricação, produção, performance, registro, etc. Colocar a informação mais completa possível, indicando logradouro, bairro, cidade, estado e país.</text:p>
            <text:p text:style-name="P72"/>
          </table:table-cell>
        </table:table-row>
      </table:table>
      <text:p text:style-name="P111"/>
      <text:p text:style-name="P102"><text:span text:style-name="T14">ANO:</text:span><text:span text:style-name="T20"> </text:span></text:p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6"><text:span text:style-name="T46">D</text:span><text:span text:style-name="T46">ata de criação, de construção, publicação, edição, reimpressão, produção ou período de abrangência. Pode ser indicado como data composta, com período inicial e final, por exemplo: 1810 – 1900. <text:s/></text:span></text:p>
            <text:p text:style-name="P13">Acrescentar as normas utilizadas pela ABNT</text:p>
            <text:p text:style-name="P72"/>
          </table:table-cell>
        </table:table-row>
      </table:table>
      <text:p text:style-name="P111"/>
      <text:p text:style-name="P102"><text:span text:style-name="T14">EDIÇÃO</text:span><text:span text:style-name="T14"> E/OU REIMPRESSÃO:</text:span><text:span text:style-name="T20"> </text:span></text:p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77">Número da edição e ou reimpressão.</text:p>
            <text:p text:style-name="P55"><text:span text:style-name="T38">Obs: Edição revista, edição aumentada, obra </text:span><text:span text:style-name="T38">numerada. Engloba obras facsimile.</text:span></text:p>
            <text:p text:style-name="P80"/>
          </table:table-cell>
        </table:table-row>
      </table:table>
      <text:p text:style-name="P111"/>
      <text:p text:style-name="P102"><text:span text:style-name="T14">OUTRAS RESPONSABILIDADES:</text:span><text:span text:style-name="T20"> </text:span></text:p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77">Entidades envolvidas na produção do bem. Exemplos: editora, indústria, construtora, produtora, gráfica, patrocinador.</text:p>
            <text:p text:style-name="P72"/>
          </table:table-cell>
        </table:table-row>
      </table:table>
      <text:h text:style-name="P94" text:outline-level="1" text:is-list-header="true"/>
      <text:h text:style-name="P90" text:outline-level="1" text:is-list-header="true"><text:span text:style-name="T8">Grupo 6:</text:span><text:span text:style-name="T9"> Descrição</text:span></text:h>
      <text:p text:style-name="Text_20_body"/>
      <text:p text:style-name="P102"><text:span text:style-name="T14">6</text:span><text:span text:style-name="T14">.1. CONTEÚDO:</text:span></text:p>
      <table:table table:name="Tabela32" table:style-name="Tabela32">
        <table:table-column table:style-name="Tabela32.A"/>
        <table:table-row table:style-name="Tabela32.1">
          <table:table-cell table:style-name="Tabela32.A1" office:value-type="string">
            <text:p text:style-name="P56"><text:span text:style-name="T48">Â</text:span><text:span text:style-name="T48">mbito e conteúdo, estilo, resumo, descrição física, análise estilística e iconográfica, e época. Para bens arqueológicos, deve-se informar as características morfológicas e culturais e rotas de acesso ao local</text:span></text:p>
            <text:p text:style-name="P71"/>
          </table:table-cell>
        </table:table-row>
      </table:table>
      <text:p text:style-name="P112"/>
      <text:p text:style-name="P102"><text:soft-page-break/><text:span text:style-name="T14">6</text:span><text:span text:style-name="T14">.1.1. BENS ARQUITETÔNICOS</text:span><text:span text:style-name="T24"> </text:span></text:p>
      <text:p text:style-name="P38"/>
      <text:p text:style-name="P45"><text:span text:style-name="T16">TOPOGRAFIA DO TERRENO</text:span><text:span text:style-name="T22">:<text:tab/></text:span></text:p>
      <text:p text:style-name="P44"><text:span text:style-name="T36"></text:span><text:span text:style-name="T22"> Plano</text:span></text:p>
      <text:p text:style-name="P44"><text:span text:style-name="T36"></text:span><text:span text:style-name="T22"> Em aclive</text:span></text:p>
      <text:p text:style-name="P44"><text:span text:style-name="T36"></text:span><text:span text:style-name="T22"> Em declive</text:span></text:p>
      <text:p text:style-name="P44"><text:span text:style-name="T36"></text:span><text:span text:style-name="T22"> Inclinado</text:span></text:p>
      <text:p text:style-name="P44"><text:span text:style-name="T36"></text:span><text:span text:style-name="T22"> Acidentado</text:span></text:p>
      <text:p text:style-name="P127"/>
      <text:h text:style-name="P98" text:outline-level="2"><text:span text:style-name="T26">TIPOLOGIA</text:span><text:span text:style-name="T26">:</text:span></text:h>
      <text:p text:style-name="P49"><text:span text:style-name="T36"></text:span><text:span text:style-name="T22"> Religiosa</text:span></text:p>
      <text:p text:style-name="P49"><text:span text:style-name="T36"></text:span><text:span text:style-name="T22"> Civil</text:span></text:p>
      <text:p text:style-name="P49"><text:span text:style-name="T36"></text:span><text:span text:style-name="T22"> Oficial</text:span></text:p>
      <text:p text:style-name="P49"><text:span text:style-name="T36"></text:span><text:span text:style-name="T22"> Militar</text:span></text:p>
      <text:p text:style-name="P49"><text:span text:style-name="T36"></text:span><text:span text:style-name="T22"> Industrial</text:span></text:p>
      <text:p text:style-name="P49"><text:span text:style-name="T36"></text:span><text:span text:style-name="T22"> Ferroviária</text:span></text:p>
      <text:p text:style-name="P49"><text:span text:style-name="T36"></text:span><text:span text:style-name="T22"> Funcional</text:span></text:p>
      <table:table table:name="Tabela33" table:style-name="Tabela33">
        <table:table-column table:style-name="Tabela33.A"/>
        <table:table-column table:style-name="Tabela33.B"/>
        <table:table-row table:style-name="Tabela33.1">
          <table:table-cell table:style-name="Tabela33.A1" office:value-type="string">
            <text:p text:style-name="P50"><text:span text:style-name="T36"></text:span><text:span text:style-name="T22"> Outras (especificar) </text:span></text:p>
          </table:table-cell>
          <table:table-cell table:style-name="Tabela33.B1" office:value-type="string">
            <text:p text:style-name="P110"/>
          </table:table-cell>
        </table:table-row>
      </table:table>
      <text:p text:style-name="P109"/>
      <text:p text:style-name="P46"><text:span text:style-name="T16">PAVIMENTOS</text:span><text:span text:style-name="T18">:</text:span></text:p>
      <text:p text:style-name="P52"><text:span text:style-name="T16">Acima da rua (n</text:span><text:span text:style-name="T50">o</text:span><text:span text:style-name="T16">):</text:span></text:p>
      <table:table table:name="Tabela34" table:style-name="Tabela34">
        <table:table-column table:style-name="Tabela34.A"/>
        <table:table-row table:style-name="Tabela34.1">
          <table:table-cell table:style-name="Tabela34.A1" office:value-type="string">
            <text:p text:style-name="P51"/>
          </table:table-cell>
        </table:table-row>
      </table:table>
      <text:p text:style-name="P52"><text:span text:style-name="T16">Abaixo da rua (n</text:span><text:span text:style-name="T50">o</text:span><text:span text:style-name="T16">):</text:span></text:p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51"/>
          </table:table-cell>
        </table:table-row>
      </table:table>
      <text:p text:style-name="P52"><text:span text:style-name="T16">N</text:span><text:span text:style-name="T50">o</text:span><text:span text:style-name="T16"> de pavimentos:</text:span></text:p>
      <table:table table:name="Tabela36" table:style-name="Tabela36">
        <table:table-column table:style-name="Tabela36.A"/>
        <table:table-row table:style-name="Tabela36.1">
          <table:table-cell table:style-name="Tabela36.A1" office:value-type="string">
            <text:p text:style-name="P51"/>
          </table:table-cell>
        </table:table-row>
      </table:table>
      <text:p text:style-name="P52"><text:span text:style-name="T16">N</text:span><text:span text:style-name="T50">o</text:span><text:span text:style-name="T16"> de cômodos:</text:span></text:p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51"/>
          </table:table-cell>
        </table:table-row>
      </table:table>
      <text:p text:style-name="P53"><text:span text:style-name="T16">Sótão</text:span><text:span text:style-name="T16">:</text:span></text:p>
      <text:p text:style-name="P128"><text:span text:style-name="T36"></text:span><text:span text:style-name="T22"> </text:span><text:span text:style-name="T19">Sim</text:span></text:p>
      <text:p text:style-name="P128"><text:span text:style-name="T36"></text:span><text:span text:style-name="T22"> </text:span><text:span text:style-name="T19">Não</text:span></text:p>
      <text:p text:style-name="P129"/>
      <text:p text:style-name="P53"><text:span text:style-name="T16">Porão</text:span><text:span text:style-name="T16">:</text:span></text:p>
      <text:p text:style-name="P128"><text:span text:style-name="T36"></text:span><text:span text:style-name="T22"> </text:span><text:span text:style-name="T19">Sim</text:span></text:p>
      <text:p text:style-name="P128"><text:span text:style-name="T36"></text:span><text:span text:style-name="T22"> </text:span><text:span text:style-name="T19">Não</text:span></text:p>
      <text:p text:style-name="P131"/>
      <text:p text:style-name="P54"><text:span text:style-name="T16">Outros</text:span><text:span text:style-name="T16">:</text:span></text:p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51"/>
          </table:table-cell>
        </table:table-row>
      </table:table>
      <text:p text:style-name="P109"/>
      <text:p text:style-name="P102"><text:span text:style-name="T14">6</text:span><text:span text:style-name="T14">.1.2. BENS NATURAIS</text:span></text:p>
      <text:p text:style-name="P45"><text:span text:style-name="T16">TOPOGRAFIA DO TERREN</text:span><text:span text:style-name="T16">O:</text:span></text:p>
      <text:p text:style-name="P44"><text:span text:style-name="T36"></text:span><text:span text:style-name="T22"> Plano</text:span></text:p>
      <text:p text:style-name="P44"><text:span text:style-name="T36"></text:span><text:span text:style-name="T22"> Em aclive</text:span></text:p>
      <text:p text:style-name="P44"><text:soft-page-break/><text:span text:style-name="T36"></text:span><text:span text:style-name="T22"> Em declive</text:span></text:p>
      <text:p text:style-name="P44"><text:span text:style-name="T36"></text:span><text:span text:style-name="T22"> Inclinado</text:span></text:p>
      <text:p text:style-name="P44"><text:span text:style-name="T36"></text:span><text:span text:style-name="T22"> Acidentado</text:span></text:p>
      <text:p text:style-name="P109"/>
      <text:p text:style-name="P137"><text:span text:style-name="T14">CAR</text:span><text:span text:style-name="T14">ACTERÍSTICAS DO MEIO ANTRÓPICO:</text:span></text:p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30">Histórico da ocupação e uso do solo, uso do solo atual, infraestrutura, equipamentos e edificações, cercas e muros, postes, fundações antigas, caminhos, outros.</text:p>
            <text:p text:style-name="P31">Uso do solo atual, deve constar reflorestamento, agricultura, pecuária, áreas protegidas atividades culturais, artísticas e de turismo</text:p>
            <text:p text:style-name="P31">Infraestrutura deve constar abastecimento de água, rede de esgoto ou de escoamento, rede elétrica, etc.</text:p>
            <text:p text:style-name="P31">Equipamentos de edificações: todas as edificações devem ser registradas: banheiros, fontes, kiosques, etc</text:p>
            <text:p text:style-name="P31">Caminhos, aleias ou ruas: mesmo que não estejam sendo utilizados.</text:p>
            <text:p text:style-name="P23"/>
          </table:table-cell>
        </table:table-row>
      </table:table>
      <text:p text:style-name="P109"/>
      <text:p text:style-name="P137"><text:span text:style-name="T14">CARACTERÍSTICAS AMBIENTAIS</text:span><text:span text:style-name="T14">:</text:span></text:p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32">Relevo, hidrografia e hidrologia, zonas climáticas,fauna, cobertura vegetal,vegetação, ecossistema, altitudes, recursos minerais, etc.</text:p>
            <text:p text:style-name="P31">As informações sobre o contexto geográfico deverão relacionar o universo/ objeto de análise com o seu meio.</text:p>
            <text:p text:style-name="P19"><text:span text:style-name="T39">Fauna: caracterização da fauna existente, incluindo espécies migratórias.</text:span></text:p>
            <text:p text:style-name="P23"/>
          </table:table-cell>
        </table:table-row>
      </table:table>
      <text:p text:style-name="P109"/>
      <text:p text:style-name="P102"><text:span text:style-name="T14">6</text:span><text:span text:style-name="T14">.1.3. BENS ARQUEOLÓGICOS</text:span></text:p>
      <text:p text:style-name="P9"/>
      <text:p text:style-name="P41">GEOMORFOLOGIA E TOPOGRAFIA:</text:p>
      <text:p text:style-name="P40"><text:span text:style-name="T36"></text:span><text:span text:style-name="T22"> Serra</text:span></text:p>
      <text:p text:style-name="P40"><text:span text:style-name="T36"></text:span><text:span text:style-name="T22"> Planalto</text:span></text:p>
      <text:p text:style-name="P40"><text:span text:style-name="T36"></text:span><text:span text:style-name="T22"> Planície</text:span></text:p>
      <text:p text:style-name="P43"/>
      <text:p text:style-name="P41">Sítio da paisagem:</text:p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17"><text:span text:style-name="T39">Indicar outros bens arqueológicos próximos</text:span><text:span text:style-name="T39">.</text:span></text:p>
            <text:p text:style-name="P11"/>
          </table:table-cell>
        </table:table-row>
      </table:table>
      <text:p text:style-name="P43"/>
      <text:p text:style-name="P40"><text:span text:style-name="T16">Água pró</text:span><text:span text:style-name="T16">xima:</text:span></text:p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17"><text:span text:style-name="T39">Indicar a distância</text:span><text:span text:style-name="T39">.</text:span></text:p>
            <text:p text:style-name="P11"/>
          </table:table-cell>
        </table:table-row>
      </table:table>
      <text:p text:style-name="P43"/>
      <text:p text:style-name="P41">Possui vegetação:</text:p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15">Indicar quais vegetações.</text:p>
            <text:p text:style-name="P11"/>
          </table:table-cell>
        </table:table-row>
      </table:table>
      <text:p text:style-name="P43"/>
      <text:p text:style-name="P40"><text:span text:style-name="T16">Exposição</text:span><text:span text:style-name="T16">:</text:span></text:p>
      <text:p text:style-name="P40"><text:span text:style-name="T36"></text:span><text:span text:style-name="T22"> Céu aberto</text:span></text:p>
      <text:p text:style-name="P40"><text:soft-page-break/><text:span text:style-name="T36"></text:span><text:span text:style-name="T22"> Abrigada</text:span></text:p>
      <text:p text:style-name="P40"><text:span text:style-name="T36"></text:span><text:span text:style-name="T22"> Submersa</text:span></text:p>
      <text:p text:style-name="P43"/>
      <text:p text:style-name="P41">Uso atual:</text:p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12"/>
          </table:table-cell>
        </table:table-row>
      </table:table>
      <text:p text:style-name="P43"/>
      <text:p text:style-name="P41">Outros:</text:p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110"/>
          </table:table-cell>
        </table:table-row>
      </table:table>
      <text:p text:style-name="P109"/>
      <text:p text:style-name="P102"><text:span text:style-name="T16">6</text:span><text:span text:style-name="T16">.2 </text:span><text:span text:style-name="T15">NOTAS</text:span><text:span text:style-name="T16">:</text:span></text:p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121">Notas (gerais, especiais e de conteúdo) e observações.</text:p>
            <text:p text:style-name="P102"><text:span text:style-name="T38">Ex: S</text:span><text:span text:style-name="T38">antinho entre as páginas 10 e 11.</text:span></text:p>
            <text:p text:style-name="P102"><text:span text:style-name="T38">Ex: M</text:span><text:span text:style-name="T38">arca de lágrima na parte inferior da foto.</text:span></text:p>
            <text:p text:style-name="P102"><text:span text:style-name="T38">Ex: M</text:span><text:span text:style-name="T38">arca de batom no verso da foto.</text:span></text:p>
            <text:p text:style-name="P79"/>
          </table:table-cell>
        </table:table-row>
      </table:table>
      <text:p text:style-name="P70"/>
      <text:p text:style-name="P102"><text:span text:style-name="T16">6</text:span><text:span text:style-name="T16">.3. </text:span><text:span text:style-name="T15">DIMENSÕES</text:span><text:span text:style-name="T16"> E QUANTIFICAÇÕES:</text:span></text:p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121">Dimensões do bem: Compreende altura, comprimento, largura, diâmetro, circunferência, profundidade, volume, área, espessura, tudo em centímetros)</text:p>
            <text:p text:style-name="P120">Duração (em minutos), área (em m2), volume (para coleção), escala (para mapas e plantas), velocidade de gravação (discos e fitas), peso, outros.</text:p>
            <text:p text:style-name="P123"/>
          </table:table-cell>
        </table:table-row>
      </table:table>
      <text:p text:style-name="P106"/>
      <text:p text:style-name="P19"><text:span text:style-name="T16">6</text:span><text:span text:style-name="T16">.3.1..MEDIDAS GERAIS DO BEM ARQUITETÔNICO:</text:span></text:p>
      <text:p text:style-name="P26"/>
      <text:p text:style-name="P44"><text:span text:style-name="T16">Área total</text:span><text:span text:style-name="T16">:</text:span></text:p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7"/>
          </table:table-cell>
        </table:table-row>
      </table:table>
      <text:p text:style-name="P44"><text:span text:style-name="T16">Altura fachada frontal</text:span><text:span text:style-name="T16">:</text:span></text:p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7"/>
          </table:table-cell>
        </table:table-row>
      </table:table>
      <text:p text:style-name="P44"><text:span text:style-name="T17">Altura fachada posterior</text:span><text:span text:style-name="T17">:</text:span></text:p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8"/>
          </table:table-cell>
        </table:table-row>
      </table:table>
      <text:p text:style-name="P47">Largura:</text:p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7"/>
          </table:table-cell>
        </table:table-row>
      </table:table>
      <text:p text:style-name="P44"><text:span text:style-name="T16">Profundidade</text:span><text:span text:style-name="T16">:</text:span></text:p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7"/>
          </table:table-cell>
        </table:table-row>
      </table:table>
      <text:p text:style-name="P44"><text:span text:style-name="T16">Altura da cumeeira</text:span><text:span text:style-name="T16">:</text:span></text:p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7"/>
          </table:table-cell>
        </table:table-row>
      </table:table>
      <text:p text:style-name="P44"><text:span text:style-name="T17">Altura total</text:span><text:span text:style-name="T17">:</text:span></text:p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8"/>
          </table:table-cell>
        </table:table-row>
      </table:table>
      <text:p text:style-name="P44"><text:span text:style-name="T16">Pé direito térreo</text:span><text:span text:style-name="T16">:</text:span></text:p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/>
          </table:table-cell>
        </table:table-row>
      </table:table>
      <text:p text:style-name="P44"><text:span text:style-name="T16">Pé direito tipo</text:span><text:span text:style-name="T16">:</text:span></text:p>
      <table:table table:name="Tabela56" table:style-name="Tabela56">
        <table:table-column table:style-name="Tabela56.A"/>
        <text:soft-page-break/>
        <table:table-row table:style-name="Tabela56.1">
          <table:table-cell table:style-name="Tabela56.A1" office:value-type="string">
            <text:p text:style-name="P25"/>
          </table:table-cell>
        </table:table-row>
      </table:table>
      <text:p text:style-name="P24"/>
      <text:p text:style-name="P106"/>
      <text:p text:style-name="P19"><text:span text:style-name="T16">6</text:span><text:span text:style-name="T16">.3.2.MEDIDAS GERAIS DO BEM ARQUEOLOGICO</text:span></text:p>
      <text:p text:style-name="P26"/>
      <text:p text:style-name="P44"><text:span text:style-name="T16">Área total</text:span><text:span text:style-name="T16">:</text:span></text:p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/>
          </table:table-cell>
        </table:table-row>
      </table:table>
      <text:p text:style-name="P44"><text:span text:style-name="T16">Comprimento</text:span><text:span text:style-name="T16">:</text:span></text:p>
      <table:table table:name="Tabela58" table:style-name="Tabela58">
        <table:table-column table:style-name="Tabela58.A"/>
        <table:table-row table:style-name="Tabela58.1">
          <table:table-cell table:style-name="Tabela58.A1" office:value-type="string">
            <text:p text:style-name="P25"/>
          </table:table-cell>
        </table:table-row>
      </table:table>
      <text:p text:style-name="P48">Altura:</text:p>
      <table:table table:name="Tabela59" table:style-name="Tabela59">
        <table:table-column table:style-name="Tabela59.A"/>
        <table:table-row table:style-name="Tabela59.1">
          <table:table-cell table:style-name="Tabela59.A1" office:value-type="string">
            <text:p text:style-name="P25"/>
          </table:table-cell>
        </table:table-row>
      </table:table>
      <text:p text:style-name="P47">Largura:</text:p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/>
          </table:table-cell>
        </table:table-row>
      </table:table>
      <text:p text:style-name="P44"><text:span text:style-name="T16">Profundidade</text:span><text:span text:style-name="T16">:</text:span></text:p>
      <table:table table:name="Tabela61" table:style-name="Tabela61">
        <table:table-column table:style-name="Tabela61.A"/>
        <table:table-row table:style-name="Tabela61.1">
          <table:table-cell table:style-name="Tabela61.A1" office:value-type="string">
            <text:p text:style-name="P25"/>
          </table:table-cell>
        </table:table-row>
      </table:table>
      <text:p text:style-name="P26"/>
      <text:p text:style-name="P106"/>
      <text:p text:style-name="P102"><text:span text:style-name="T15">6</text:span><text:span text:style-name="T15">.4. CARACTERÍSTICAS FÍSICAS E TÉCNICAS EXECUTIVAS:</text:span><text:span text:style-name="T21"> </text:span></text:p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89"><text:span text:style-name="T38">Descrição física mais completa do bem patrimonial ou requisitos</text:span><text:span text:style-name="T28">.</text:span></text:p>
            <text:list xml:id="list29631850" text:style-name="WW8Num3">
              <text:list-item>
                <text:p text:style-name="P57"><text:span text:style-name="T38">Para bens movéis e integrados deve-se fazer uma descrição sucinta do mesmo, partindo do geral para o particular, informando os materiais que o compõem e seu formato. Informar se o objeto faz parte de um conjunto</text:span></text:p>
              </text:list-item>
              <text:list-item>
                <text:p text:style-name="P78">Para bens arquitetônicos descrever: técnicas executivas e construtivas, cômodos, acabamentos, divisórias, pisos e forros.</text:p>
              </text:list-item>
              <text:list-item>
                <text:p text:style-name="P78">Para bibliográficos e arquivisticos descrever: encadernado ou brochura, ilustrado ou não, número de paginas</text:p>
              </text:list-item>
              <text:list-item>
                <text:p text:style-name="P78">Para bens iconograficos: características físicas e requisitos técnicos</text:p>
              </text:list-item>
              <text:list-item>
                <text:p text:style-name="P78">Para bens naturais: caracterização da vegetação existente (espécie naturais e introduzidas)</text:p>
              </text:list-item>
              <text:list-item>
                <text:p text:style-name="P78">Para bens arqueologicos:</text:p>
              </text:list-item>
              <text:list-item>
                <text:p text:style-name="P78">Para bens imateriais:</text:p>
              </text:list-item>
            </text:list>
            <text:p text:style-name="P71"/>
          </table:table-cell>
        </table:table-row>
      </table:table>
      <text:p text:style-name="P112"/>
      <text:p text:style-name="P102"><text:span text:style-name="T15">6</text:span><text:span text:style-name="T15">.5. MEIO DE ACESSO:</text:span><text:span text:style-name="T21"> </text:span></text:p>
      <table:table table:name="Tabela63" table:style-name="Tabela63">
        <table:table-column table:style-name="Tabela63.A"/>
        <table:table-row table:style-name="Tabela63.1">
          <table:table-cell table:style-name="Tabela63.A1" office:value-type="string">
            <text:p text:style-name="P77">Infra-estrutura necessária para se ter o acesso ao conteúdo do bem patrimonial e/ou material adicional.</text:p>
            <text:p text:style-name="P76">Ex.: Gramofone, Toca-discos, Vídeo-cassete, especialista na leitura de documentos antigos, etc.</text:p>
            <text:p text:style-name="P71"/>
          </table:table-cell>
        </table:table-row>
      </table:table>
      <text:p text:style-name="P117"/>
      <text:h text:style-name="P90" text:outline-level="1" text:is-list-header="true"><text:span text:style-name="T4">Grupo 7</text:span><text:span text:style-name="T4">:</text:span><text:span text:style-name="T5"> Áudio-Visual</text:span></text:h>
      <text:p text:style-name="P120">OBS: deve constar material produzido na pesquisa durante o inventário.</text:p>
      <text:list xml:id="list29636051" text:style-name="WW8Num2">
        <text:list-item>
          <text:p text:style-name="P139"><text:span text:style-name="T41">B</text:span><text:span text:style-name="T41">ens arquitetônicos, arqueológicos e naturais: </text:span><text:span text:style-name="T38">mapeamento, plantas, croquis, cartografia, georeferenciamento.</text:span></text:p>
        </text:list-item>
        <text:list-item>
          <text:p text:style-name="P139"><text:soft-page-break/><text:span text:style-name="T41">Bens móveis e integrados: </text:span><text:span text:style-name="T38">fotografar as peças de forma tridimensional.</text:span></text:p>
        </text:list-item>
        <text:list-item>
          <text:p text:style-name="P139"><text:span text:style-name="T41">Obras raras</text:span><text:span text:style-name="T38">: fotografar capa e folha de rosto (opcional)</text:span></text:p>
        </text:list-item>
        <text:list-item>
          <text:p text:style-name="P139"><text:span text:style-name="T41">Bens arquivísticos e iconográfico</text:span><text:span text:style-name="T38">: digitalizar o documento (opcional)</text:span></text:p>
        </text:list-item>
      </text:list>
      <text:p text:style-name="P123"/>
      <table:table table:name="Tabela64" table:style-name="Tabela64">
        <table:table-column table:style-name="Tabela64.A"/>
        <table:table-column table:style-name="Tabela64.B" table:number-columns-repeated="2"/>
        <table:table-column table:style-name="Tabela64.D"/>
        <table:table-column table:style-name="Tabela64.E"/>
        <table:table-row table:style-name="Tabela64.1">
          <table:table-cell table:style-name="Tabela64.A1" office:value-type="string">
            <text:p text:style-name="P124">Imagem 1</text:p>
            <text:p text:style-name="P123"/>
            <text:p text:style-name="P123"/>
          </table:table-cell>
          <table:table-cell table:style-name="Tabela64.A1" office:value-type="string">
            <text:p text:style-name="P124">Imagem 2</text:p>
          </table:table-cell>
          <table:table-cell table:style-name="Tabela64.A1" office:value-type="string">
            <text:p text:style-name="P124">Imagem 3</text:p>
          </table:table-cell>
          <table:table-cell table:style-name="Tabela64.A1" office:value-type="string">
            <text:p text:style-name="P124">Video 1</text:p>
          </table:table-cell>
          <table:table-cell table:style-name="Tabela64.E1" office:value-type="string">
            <text:p text:style-name="P124">Som 1</text:p>
          </table:table-cell>
        </table:table-row>
      </table:table>
      <text:p text:style-name="P123"/>
      <text:p text:style-name="P112"/>
      <text:p text:style-name="P102"><text:span text:style-name="T15">TÍTULO:</text:span><text:span text:style-name="T21"> </text:span></text:p>
      <table:table table:name="Tabela65" table:style-name="Tabela65">
        <table:table-column table:style-name="Tabela65.A"/>
        <table:table-row table:style-name="Tabela65.1">
          <table:table-cell table:style-name="Tabela65.A1" office:value-type="string">
            <text:p text:style-name="P77">Título da imagem, som ou vídeo produzido vinculado ao bem patrimonial.</text:p>
            <text:p text:style-name="P71"/>
          </table:table-cell>
        </table:table-row>
      </table:table>
      <text:p text:style-name="P108"/>
      <text:p text:style-name="P102"><text:span text:style-name="T15">TIPO:</text:span><text:span text:style-name="T21"> </text:span></text:p>
      <text:p text:style-name="P132"><text:span text:style-name="T36"></text:span><text:span text:style-name="T22"> Imagem</text:span></text:p>
      <text:p text:style-name="P132"><text:span text:style-name="T36"></text:span><text:span text:style-name="T22"> Som</text:span></text:p>
      <text:p text:style-name="P132"><text:span text:style-name="T36"></text:span><text:span text:style-name="T22"> Vídeo </text:span></text:p>
      <text:p text:style-name="P112"/>
      <text:p text:style-name="P102"><text:span text:style-name="T15">DESCRIÇÃO:</text:span><text:span text:style-name="T21"> </text:span></text:p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56"><text:span text:style-name="T38">Descrição sobre o áudio-visual sendo cadastrado (opcional)</text:span><text:span text:style-name="T38">.</text:span></text:p>
            <text:p text:style-name="P71"/>
          </table:table-cell>
        </table:table-row>
      </table:table>
      <text:p text:style-name="P76"/>
      <text:p text:style-name="P76">OBS: além das informações acima, o Sistema Memória Virtual Rural permite cadastrar o próprio arquivo contendo a fonte de áudio-visual.</text:p>
      <text:p text:style-name="P117"/>
      <text:p text:style-name="P117"/>
      <text:h text:style-name="P90" text:outline-level="1" text:is-list-header="true"><text:span text:style-name="T4">Grupo 8</text:span><text:span text:style-name="T4">:</text:span><text:span text:style-name="T5"> Diagnóstico e Intervenção</text:span></text:h>
      <text:p text:style-name="P119"/>
      <text:p text:style-name="P102"><text:span text:style-name="T15">8.1. </text:span><text:span text:style-name="T15">ESTADO DE CONSERVAÇÃO E PRESERVAÇÃO:</text:span><text:span text:style-name="T21"> </text:span><text:span text:style-name="T38">(para outros tipos de bem, diferentes do bem arquitetônico)</text:span></text:p>
      <table:table table:name="Tabela67" table:style-name="Tabela67">
        <table:table-column table:style-name="Tabela67.A"/>
        <table:table-row table:style-name="Tabela67.1">
          <table:table-cell table:style-name="Tabela67.A1" office:value-type="string">
            <text:p text:style-name="P136">Considerar os padrões para estado de conservação:</text:p>
            <text:list xml:id="list29629919" text:style-name="WW8Num4">
              <text:list-item>
                <text:p text:style-name="P133"><text:span text:style-name="T41">Ótimo</text:span><text:span text:style-name="T38">: preserva suas características originais</text:span></text:p>
              </text:list-item>
              <text:list-item>
                <text:p text:style-name="P133"><text:span text:style-name="T41">Bom</text:span><text:span text:style-name="T38">: guarda sua integridade estrutural e formal, necessitando de pequenas intervenções, </text:span></text:p>
              </text:list-item>
              <text:list-item>
                <text:p text:style-name="P133"><text:span text:style-name="T41">Regular</text:span><text:span text:style-name="T38">: permite uma leitura estética legível, porém necessitando de intervenções para suspender o processo degenerativo</text:span></text:p>
              </text:list-item>
              <text:list-item>
                <text:p text:style-name="P133"><text:span text:style-name="T41">Péssimo</text:span><text:span text:style-name="T38">: apresenta-se com perda da integridade estrutural/formal e em processo de degradação acelerado, com prometendo sua caracterização</text:span></text:p>
              </text:list-item>
            </text:list>
            <text:p text:style-name="P123"/>
          </table:table-cell>
        </table:table-row>
      </table:table>
      <text:p text:style-name="P108"/>
      <text:p text:style-name="P102"><text:soft-page-break/><text:span text:style-name="T15">8.1.1. </text:span><text:span text:style-name="T15">ESTADO DE CONSERVAÇÃO E PRESERVAÇÃO:</text:span><text:span text:style-name="T21"> </text:span><text:span text:style-name="T38">(para bens arquitetônicos)</text:span></text:p>
      <text:p text:style-name="P9"/>
      <text:p text:style-name="P39"><text:span text:style-name="T16">ESTADO DE PRESERVAÇÃO</text:span><text:span text:style-name="T16">:</text:span></text:p>
      <text:p text:style-name="P39"><text:span text:style-name="T36"></text:span><text:span text:style-name="T22"> íntegro</text:span></text:p>
      <text:p text:style-name="P39"><text:span text:style-name="T36"></text:span><text:span text:style-name="T22"> pouco alterado</text:span></text:p>
      <text:p text:style-name="P39"><text:span text:style-name="T36"></text:span><text:span text:style-name="T22"> muito alterado</text:span></text:p>
      <text:p text:style-name="P39"><text:span text:style-name="T36"></text:span><text:span text:style-name="T22"> descaracterizado</text:span></text:p>
      <text:p text:style-name="P42"/>
      <text:p text:style-name="P39"><text:span text:style-name="T16">ESTADO DE CONSERVAÇÃO</text:span><text:span text:style-name="T16">:</text:span></text:p>
      <text:p text:style-name="P39"><text:span text:style-name="T36"></text:span><text:span text:style-name="T22"> bom</text:span></text:p>
      <text:p text:style-name="P39"><text:span text:style-name="T36"></text:span><text:span text:style-name="T22"> precário</text:span></text:p>
      <text:p text:style-name="P39"><text:span text:style-name="T36"></text:span><text:span text:style-name="T22"> em arruinamento</text:span></text:p>
      <text:p text:style-name="P39"><text:span text:style-name="T36"></text:span><text:span text:style-name="T22"> arruinado</text:span></text:p>
      <text:p text:style-name="P10"/>
      <text:p text:style-name="P108"/>
      <text:p text:style-name="P102"><text:span text:style-name="T15">8.2. </text:span><text:span text:style-name="T15">NOTAS ESTADO DE CONSERVAÇÃO:</text:span><text:span text:style-name="T21"> </text:span></text:p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121">Reservado ao detalhamento do atual estado físico, devendo ser identificadas as condições de conservação de seus elementos estruturais e estéticos, os possíveis estados de degradação existentes e/ou ocorridos e suas possíveis causas.</text:p>
            <text:p text:style-name="P112"/>
          </table:table-cell>
        </table:table-row>
      </table:table>
      <text:p text:style-name="P112"/>
      <text:p text:style-name="Text_20_body"><text:span text:style-name="T12">8.3. </text:span><text:span text:style-name="T12">INTERVENÇÃO NO BEM:</text:span></text:p>
      <text:p text:style-name="P130"><text:span text:style-name="T36"></text:span><text:span text:style-name="T22"> </text:span><text:span text:style-name="T19">Sim</text:span></text:p>
      <text:p text:style-name="P130"><text:span text:style-name="T36"></text:span><text:span text:style-name="T22"> </text:span><text:span text:style-name="T19">Não</text:span></text:p>
      <text:p text:style-name="P114"/>
      <text:p text:style-name="P55"><text:span text:style-name="T38">Obs: Se sim, complete os três campos abaixo</text:span><text:span text:style-name="T38">.</text:span></text:p>
      <text:p text:style-name="P76"/>
      <text:p text:style-name="P102"><text:span text:style-name="T12">8.3.1. </text:span><text:span text:style-name="T15">DATA:</text:span><text:span text:style-name="T21"> </text:span></text:p>
      <table:table table:name="Tabela69" table:style-name="Tabela69">
        <table:table-column table:style-name="Tabela69.A"/>
        <table:table-row table:style-name="Tabela69.1">
          <table:table-cell table:style-name="Tabela69.A1" office:value-type="string">
            <text:p text:style-name="P77">Data da intervenção.</text:p>
            <text:p text:style-name="P71"/>
          </table:table-cell>
        </table:table-row>
      </table:table>
      <text:p text:style-name="P112"/>
      <text:p text:style-name="P102"><text:span text:style-name="T12">8.3.2. </text:span><text:span text:style-name="T15">RESPONSÁVEL PELA INTERVENÇÃO:</text:span><text:span text:style-name="T21"> </text:span></text:p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77">Nome do responsável pela intervenção, podendo ser pessoa e/ou instituição</text:p>
            <text:p text:style-name="P71"/>
          </table:table-cell>
        </table:table-row>
      </table:table>
      <text:p text:style-name="P112"/>
      <text:p text:style-name="P102"><text:span text:style-name="T12">8.3.3. </text:span><text:span text:style-name="T15">DESCRIÇÃO:</text:span><text:span text:style-name="T21"> </text:span></text:p>
      <table:table table:name="Tabela71" table:style-name="Tabela71">
        <table:table-column table:style-name="Tabela71.A"/>
        <table:table-row table:style-name="Tabela71.1">
          <table:table-cell table:style-name="Tabela71.A1" office:value-type="string">
            <text:p text:style-name="P77">Descrição da intervenção que pode ser: reformas, restauros, acidentes que interferiram nas características do bem patrimonial, podas sistemáticas, entre outros.</text:p>
            <text:p text:style-name="P71"/>
          </table:table-cell>
        </table:table-row>
      </table:table>
      <text:h text:style-name="P91" text:outline-level="1" text:is-list-header="true"><text:span text:style-name="T42">OBS: se mais de uma intervenção foi realizada no bem, replicar os três </text:span><text:span text:style-name="T42">campos acima.</text:span></text:h>
      <text:p text:style-name="P119"/>
      <text:h text:style-name="P90" text:outline-level="1" text:is-list-header="true"><text:soft-page-break/><text:span text:style-name="T4">Grupo</text:span><text:span text:style-name="T4"> 9:</text:span><text:span text:style-name="T5"> Condições de disponibilidade, uso e proteção</text:span><text:span text:style-name="T6"> </text:span></text:h>
      <text:p text:style-name="P4"/>
      <text:p text:style-name="P5"><text:span text:style-name="T15">DISPONIBILIDADE:</text:span><text:span text:style-name="T21"> </text:span><text:span text:style-name="T38">situação de disponibilidade do bem patrimonial.</text:span><text:span text:style-name="T21"> </text:span></text:p>
      <text:p text:style-name="P134"><text:span text:style-name="T36"></text:span><text:span text:style-name="T22"> </text:span><text:span text:style-name="T21">Acervo (Estante, Reserva Técnica, etc); </text:span></text:p>
      <text:p text:style-name="P134"><text:span text:style-name="T36"></text:span><text:span text:style-name="T22"> </text:span><text:span text:style-name="T21">Evento (Exposição, Feira, etc);</text:span></text:p>
      <text:p text:style-name="P134"><text:span text:style-name="T36"></text:span><text:span text:style-name="T22"> </text:span><text:span text:style-name="T21">Exposição Permanente</text:span></text:p>
      <text:p text:style-name="P134"><text:span text:style-name="T36"></text:span><text:span text:style-name="T22"> </text:span><text:span text:style-name="T21">Empréstimo</text:span></text:p>
      <text:p text:style-name="P134"><text:span text:style-name="T36"></text:span><text:span text:style-name="T22"> </text:span><text:span text:style-name="T21">Restauro (Encadernação, Pequenos Consertos, etc). </text:span></text:p>
      <text:p text:style-name="P125"><text:span text:style-name="T36"></text:span><text:span text:style-name="T22"> </text:span><text:span text:style-name="T21">Baixa do Patrimônio </text:span><text:span text:style-name="T44">Obs.: Considerar bens naturais, imateriais e arquitetônicos como parte do acervo.</text:span><text:span text:style-name="T21"> </text:span></text:p>
      <text:p text:style-name="P18"/>
      <text:p text:style-name="P18"/>
      <text:p text:style-name="P102"><text:span text:style-name="T15">CONDIÇÕES DE ACESSO:</text:span><text:span text:style-name="T21"> </text:span><text:span text:style-name="T38">(se opção no campo DISPONIBILIDADE for ACERVO, responder essa)</text:span></text:p>
      <text:p text:style-name="P135"><text:span text:style-name="T36"></text:span><text:span text:style-name="T19"> </text:span><text:span text:style-name="T21">Livre</text:span></text:p>
      <text:p text:style-name="P135"><text:span text:style-name="T36"></text:span><text:span text:style-name="T19"> </text:span><text:span text:style-name="T21">Sob Consulta</text:span></text:p>
      <text:p text:style-name="P18"/>
      <text:p text:style-name="P18"/>
      <text:p text:style-name="P5"><text:span text:style-name="T29">DATA de RETORNO:</text:span><text:span text:style-name="T30"> </text:span><text:span text:style-name="T38">(se opção no campo DISPONIBILIDADE for diferente de “ACERVO” e “</text:span><text:span text:style-name="T44">BAIXA DO PATRIMÔNIO”</text:span><text:span text:style-name="T38">)</text:span></text:p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77">Data de disponibilidade do bem patrimonial</text:p>
            <text:p text:style-name="P55"><text:span text:style-name="T38">Exceto </text:span><text:span text:style-name="T38">BAIXA DO PATRIMÔNIO, informar uma data de disponibilidade.</text:span></text:p>
            <text:p text:style-name="P76"/>
            <text:p text:style-name="P55"><text:span text:style-name="T38">Ex: “S</text:span><text:span text:style-name="T38">egundo semestre de 2015”</text:span></text:p>
            <text:p text:style-name="P55"><text:span text:style-name="T38">Ex: “D</text:span><text:span text:style-name="T38">isponível durante as festas de junho” (quando estiver no acervo).</text:span></text:p>
            <text:p text:style-name="P76">Ex: “durante a lua cheia” ( quando catalogando “cavalgada”)</text:p>
            <text:p text:style-name="P79"/>
          </table:table-cell>
        </table:table-row>
      </table:table>
      <text:p text:style-name="P108"/>
      <text:p text:style-name="P102"><text:span text:style-name="T15">CONDIÇÕES DE REPRODUÇÃO:</text:span><text:span text:style-name="T21"> </text:span><text:span text:style-name="T38">Possibilidade de obtenção de qualquer tipo de cópia do conteúdo do bem patrimonial.</text:span></text:p>
      <text:p text:style-name="P135"><text:span text:style-name="T36"></text:span><text:span text:style-name="T19"> </text:span><text:span text:style-name="T21">Sob Consulta </text:span></text:p>
      <text:p text:style-name="P103"><text:span text:style-name="T36"></text:span><text:span text:style-name="T19"> </text:span><text:span text:style-name="T21">Não </text:span></text:p>
      <text:p text:style-name="P112"/>
      <text:p text:style-name="P102"><text:span text:style-name="T15">NOTAS SOBRE </text:span><text:span text:style-name="T15">USO E APROVEITAMENTO:</text:span><text:span text:style-name="T21"> </text:span></text:p>
      <table:table table:name="Tabela73" table:style-name="Tabela73">
        <table:table-column table:style-name="Tabela73.A"/>
        <table:table-row table:style-name="Tabela73.1">
          <table:table-cell table:style-name="Tabela73.A1" office:value-type="string">
            <text:p text:style-name="P56"><text:span text:style-name="T38">U</text:span><text:span text:style-name="T38">sos que vão além da função utilitária ou do uso original do bem patrimonial; outros produtos oriundos do bem que não aquele primeiro.</text:span></text:p>
            <text:p text:style-name="P76">Descrição do uso e aproveitamento que se faz do material no momento. Toda e qualquer referência de uso feito anteriormente deve ser descrita no histórico.</text:p>
            <text:p text:style-name="P79"/>
          </table:table-cell>
        </table:table-row>
      </table:table>
      <text:p text:style-name="P112"/>
      <text:p text:style-name="P102"><text:span text:style-name="T15">PROTEÇÃO:</text:span><text:span text:style-name="T21"> </text:span><text:span text:style-name="T38">proteção do bem patrimonial.</text:span><text:span text:style-name="T21"> </text:span></text:p>
      <text:p text:style-name="P134"><text:span text:style-name="T36"></text:span><text:span text:style-name="T22"> </text:span><text:span text:style-name="T21">Sim</text:span></text:p>
      <text:p text:style-name="P134"><text:span text:style-name="T36"></text:span><text:span text:style-name="T22"> </text:span><text:span text:style-name="T21">Não</text:span></text:p>
      <text:p text:style-name="P103"><text:span text:style-name="T36"></text:span><text:span text:style-name="T22"> </text:span><text:span text:style-name="T21">Em Processo </text:span></text:p>
      <text:p text:style-name="P112"/>
      <text:p text:style-name="P102"><text:soft-page-break/><text:span text:style-name="T15">INSTITUIÇÃO:</text:span><text:span text:style-name="T21"> </text:span></text:p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56"><text:span text:style-name="T38">Entidade responsável pela</text:span><text:span text:style-name="T38"> proteção.</text:span></text:p>
            <text:p text:style-name="P55"><text:span text:style-name="T38">B</text:span><text:span text:style-name="T38">anco ou seguradora que esteja fazendo um seguro ou entidade responsável pela proteção do bem.</text:span></text:p>
            <text:p text:style-name="P71"/>
          </table:table-cell>
        </table:table-row>
      </table:table>
      <text:p text:style-name="P112"/>
      <text:p text:style-name="P102"><text:span text:style-name="T15">LEGISLAÇÃO:</text:span><text:span text:style-name="T21"> </text:span></text:p>
      <table:table table:name="Tabela75" table:style-name="Tabela75">
        <table:table-column table:style-name="Tabela75.A"/>
        <table:table-row table:style-name="Tabela75.1">
          <table:table-cell table:style-name="Tabela75.A1" office:value-type="string">
            <text:p text:style-name="P56"><text:span text:style-name="T38">L</text:span><text:span text:style-name="T38">eis, normas ou decretos que incidem sobre o bem, e relacionados à proteção.</text:span></text:p>
            <text:p text:style-name="P71"/>
          </table:table-cell>
        </table:table-row>
      </table:table>
      <text:h text:style-name="P94" text:outline-level="1" text:is-list-header="true"/>
      <text:h text:style-name="P90" text:outline-level="1" text:is-list-header="true"><text:span text:style-name="T4">Grupo 10</text:span><text:span text:style-name="T4">:</text:span><text:span text:style-name="T5"> Histórico da procedência</text:span></text:h>
      <text:p text:style-name="P117"/>
      <text:p text:style-name="P102"><text:span text:style-name="T14">TIPO DE AQUISIÇÃO:</text:span><text:span text:style-name="T20"> </text:span><text:span text:style-name="T38">tipo de transação realizada para a aquisição do bem patrimonial.</text:span></text:p>
      <text:p text:style-name="P19"><text:span text:style-name="T35"></text:span><text:span text:style-name="T27"> </text:span><text:span text:style-name="T20">Compra</text:span></text:p>
      <text:p text:style-name="P135"><text:span text:style-name="T35"></text:span><text:span text:style-name="T27"> </text:span><text:span text:style-name="T20">Permuta </text:span></text:p>
      <text:p text:style-name="P135"><text:span text:style-name="T35"></text:span><text:span text:style-name="T27"> </text:span><text:span text:style-name="T20">Doação Institucional</text:span></text:p>
      <text:p text:style-name="P135"><text:span text:style-name="T35"></text:span><text:span text:style-name="T27"> </text:span><text:span text:style-name="T20">Doação Pessoal </text:span></text:p>
      <text:p text:style-name="P135"><text:span text:style-name="T35"></text:span><text:span text:style-name="T27"> </text:span><text:span text:style-name="T20">Comodato </text:span></text:p>
      <text:p text:style-name="P138"/>
      <text:p text:style-name="P102"><text:span text:style-name="T14">VALOR VENAL DA ÉPOCA DA TRANSAÇÃO</text:span><text:span text:style-name="T14">:</text:span><text:span text:style-name="T20"> </text:span></text:p>
      <table:table table:name="Tabela76" table:style-name="Tabela76">
        <table:table-column table:style-name="Tabela76.A"/>
        <table:table-row table:style-name="Tabela76.1">
          <table:table-cell table:style-name="Tabela76.A1" office:value-type="string">
            <text:p text:style-name="P121">Valor venal comprovado ou estimado da transação.</text:p>
            <text:p text:style-name="P72"/>
          </table:table-cell>
        </table:table-row>
      </table:table>
      <text:p text:style-name="P107"/>
      <text:p text:style-name="P102"><text:span text:style-name="T14">DATA AQUISIÇÃO:</text:span><text:span text:style-name="T20"> </text:span></text:p>
      <table:table table:name="Tabela77" table:style-name="Tabela77">
        <table:table-column table:style-name="Tabela77.A"/>
        <table:table-row table:style-name="Tabela77.1">
          <table:table-cell table:style-name="Tabela77.A1" office:value-type="string">
            <text:p text:style-name="P77">Data da transação.</text:p>
            <text:p text:style-name="P72"/>
          </table:table-cell>
        </table:table-row>
      </table:table>
      <text:p text:style-name="P111"/>
      <text:p text:style-name="P102"><text:span text:style-name="T14">DADOS DO DOCUMENTO DE AQUISIÇÃO:</text:span><text:span text:style-name="T43"> </text:span></text:p>
      <table:table table:name="Tabela78" table:style-name="Tabela78">
        <table:table-column table:style-name="Tabela78.A"/>
        <table:table-row table:style-name="Tabela78.1">
          <table:table-cell table:style-name="Tabela78.A1" office:value-type="string">
            <text:p text:style-name="P77">Documento comprobatório: inventário, testamento, escritura, recibo, termo de doação, entre outros.</text:p>
            <text:p text:style-name="P122">OBS: se quiser anexar o documento escaneado, deve-se criar um outro bem patrimonial e relacionar a este bem.</text:p>
            <text:p text:style-name="P72"/>
          </table:table-cell>
        </table:table-row>
      </table:table>
      <text:p text:style-name="P111"/>
      <text:p text:style-name="P102"><text:span text:style-name="T14">PRIMEIRO PROPRIETÁRIO</text:span><text:span text:style-name="T14">:</text:span><text:span text:style-name="T20"> </text:span></text:p>
      <table:table table:name="Tabela79" table:style-name="Tabela79">
        <table:table-column table:style-name="Tabela79.A"/>
        <table:table-row table:style-name="Tabela79.1">
          <table:table-cell table:style-name="Tabela79.A1" office:value-type="string">
            <text:p text:style-name="P77">Primeiro detentor do bem patrimonial.</text:p>
            <text:p text:style-name="P72"/>
          </table:table-cell>
        </table:table-row>
      </table:table>
      <text:p text:style-name="P111"/>
      <text:p text:style-name="P102"><text:soft-page-break/><text:span text:style-name="T14">HISTÓRICO:</text:span><text:span text:style-name="T20"> </text:span></text:p>
      <table:table table:name="Tabela80" table:style-name="Tabela80">
        <table:table-column table:style-name="Tabela80.A"/>
        <table:table-row table:style-name="Tabela80.1">
          <table:table-cell table:style-name="Tabela80.A1" office:value-type="string">
            <text:p text:style-name="P56"><text:span text:style-name="T38">H</text:span><text:span text:style-name="T38">istória administrativa, arquivística, origem, formação, uso original, proprietários anteriores, contexto de aquisição ou de criação do bem patrimonial.</text:span></text:p>
            <text:p text:style-name="P55"><text:span text:style-name="T38">Visa conceituar o bem patrimonial com seus proprietários, forma</text:span><text:span text:style-name="T38">s de uso, de aquisição, o porquê de tê-lo adquirido, o tempo que permaneceu com o mesmo, e a importância do mesmo para ele e para usa família [Uberlândia].</text:span></text:p>
            <text:p text:style-name="P72"/>
          </table:table-cell>
        </table:table-row>
      </table:table>
      <text:p text:style-name="P111"/>
      <text:p text:style-name="P102"><text:span text:style-name="T14">INSTRUMENTOS DE PESQUISA:</text:span><text:span text:style-name="T20"> </text:span></text:p>
      <table:table table:name="Tabela81" table:style-name="Tabela81">
        <table:table-column table:style-name="Tabela81.A"/>
        <table:table-row table:style-name="Tabela81.1">
          <table:table-cell table:style-name="Tabela81.A1" office:value-type="string">
            <text:p text:style-name="P77">Indicação da forma como os dados do histórico foram coletados, ou instrumento para a coleta dos dados históricos, ou o método de coleta dos dados históricos (entrevista, questionário, pesquisas em fontes primárias, etc), ou padrão e normas para elaborar o histórico.</text:p>
            <text:p text:style-name="P72"/>
          </table:table-cell>
        </table:table-row>
      </table:table>
      <text:h text:style-name="P96" text:outline-level="1" text:is-list-header="true"/>
      <text:h text:style-name="P90" text:outline-level="1" text:is-list-header="true"><text:span text:style-name="T4">Grupo 11</text:span><text:span text:style-name="T5">: Assunto e Descritores</text:span></text:h>
      <text:p text:style-name="P117"/>
      <text:p text:style-name="P102"><text:span text:style-name="T14">ASSUNTO:</text:span><text:span text:style-name="T20"> </text:span></text:p>
      <table:table table:name="Tabela82" table:style-name="Tabela82">
        <table:table-column table:style-name="Tabela82.A"/>
        <table:table-row table:style-name="Tabela82.1">
          <table:table-cell table:style-name="Tabela82.A1" office:value-type="string">
            <text:p text:style-name="P56"><text:span text:style-name="T38">P</text:span><text:span text:style-name="T38">alavra-chave é uma palavra ou identificador que tem um significado especial e identifique de forma sintética um bem patrimonial e que são atribuídos pela instituição gestora. Essa palavras-chaves são de vital importância para servir de referência à pesquisas [wikipedia]. OBS: pode-se ter uma ou até cinco palavras-chaves para cada bem patrimonial.</text:span></text:p>
            <text:p text:style-name="P72"/>
          </table:table-cell>
        </table:table-row>
      </table:table>
      <text:p text:style-name="P111"/>
      <text:p text:style-name="P102"><text:span text:style-name="T14">DESCRITORES:</text:span><text:span text:style-name="T20"> </text:span></text:p>
      <table:table table:name="Tabela83" table:style-name="Tabela83">
        <table:table-column table:style-name="Tabela83.A"/>
        <table:table-row table:style-name="Tabela83.1">
          <table:table-cell table:style-name="Tabela83.A1" office:value-type="string">
            <text:p text:style-name="P77">Termos controlados, retirados de um vocabulário pré-definido, que traduzem o conteúdo temático do bem patrimonial. OBS: para o contexto de fazendas históricas, esse vocabulário ainda não está definido. Para o caso do sistema para as fazendas, não aparecer por enquanto na interface do usuário.</text:p>
            <text:p text:style-name="P72"/>
          </table:table-cell>
        </table:table-row>
      </table:table>
      <text:p text:style-name="P119"/>
      <text:p text:style-name="P119"/>
      <text:h text:style-name="P90" text:outline-level="1" text:is-list-header="true"><text:span text:style-name="T4">Grupo 12</text:span><text:span text:style-name="T4">:</text:span><text:span text:style-name="T5"> Fonte de informação</text:span></text:h>
      <text:p text:style-name="P117"/>
      <text:p text:style-name="P102"><text:span text:style-name="T15">FONTE DE INFORMAÇÃO</text:span><text:span text:style-name="T15">:</text:span><text:span text:style-name="T21"> </text:span></text:p>
      <table:table table:name="Tabela84" table:style-name="Tabela84">
        <table:table-column table:style-name="Tabela84.A"/>
        <table:table-row table:style-name="Tabela84.1">
          <table:table-cell table:style-name="Tabela84.A1" office:value-type="string">
            <text:p text:style-name="P77">Fontes de informação utilizadas na pesquisa do histórico do bem patrimonial, independente do tipo de suporte (documentos, inventários, escritos (anotações), depoimentos, fontes impressas, fontes eletrônicas, entre outros).</text:p>
            <text:p text:style-name="P71"/>
          </table:table-cell>
        </table:table-row>
      </table:table>
      <text:h text:style-name="P91" text:outline-level="1" text:is-list-header="true"><text:soft-page-break/><text:span text:style-name="T42">OBS: se houver mais de uma f</text:span><text:span text:style-name="T42">onte de informação, replicar o campo acima.</text:span></text:h>
      <text:h text:style-name="P97" text:outline-level="1" text:is-list-header="true"><text:span text:style-name="T42">OBS: uma </text:span><text:span text:style-name="T42">fonte de informação pode ser de mais de um bem patrimonial.</text:span></text:h>
      <text:p text:style-name="P113"/>
      <text:h text:style-name="P90" text:outline-level="1" text:is-list-header="true"><text:span text:style-name="T4">Grupo 13</text:span><text:span text:style-name="T4">:</text:span><text:span text:style-name="T5"> Responsável pela pesquisa</text:span></text:h>
      <text:p text:style-name="P117"/>
      <text:p text:style-name="P102"><text:span text:style-name="T15">NOME:</text:span><text:span text:style-name="T21"> </text:span></text:p>
      <table:table table:name="Tabela85" table:style-name="Tabela85">
        <table:table-column table:style-name="Tabela85.A"/>
        <table:table-row table:style-name="Tabela85.1">
          <table:table-cell table:style-name="Tabela85.A1" office:value-type="string">
            <text:p text:style-name="P56"><text:span text:style-name="T38">N</text:span><text:span text:style-name="T38">ome do responsável pela pesquisa histórica, coleta de dados ou elaboração de conteúdo histórico.</text:span></text:p>
            <text:p text:style-name="P71"/>
          </table:table-cell>
        </table:table-row>
      </table:table>
      <text:p text:style-name="P112"/>
      <text:p text:style-name="P102"><text:span text:style-name="T15">DATA:</text:span><text:span text:style-name="T21"> </text:span></text:p>
      <table:table table:name="Tabela86" table:style-name="Tabela86">
        <table:table-column table:style-name="Tabela86.A"/>
        <table:table-row table:style-name="Tabela86.1">
          <table:table-cell table:style-name="Tabela86.A1" office:value-type="string">
            <text:p text:style-name="P56"><text:span text:style-name="T38">D</text:span><text:span text:style-name="T38">ata da pesquisa, coleta de dados ou elaboração do conteúdo.</text:span></text:p>
            <text:p text:style-name="P71"/>
          </table:table-cell>
        </table:table-row>
      </table:table>
      <text:p text:style-name="P112"/>
      <text:p text:style-name="P102"><text:span text:style-name="T15">NOTAS DO PESQUISADOR:</text:span><text:span text:style-name="T21"> </text:span></text:p>
      <table:table table:name="Tabela87" table:style-name="Tabela87">
        <table:table-column table:style-name="Tabela87.A"/>
        <table:table-row table:style-name="Tabela87.1">
          <table:table-cell table:style-name="Tabela87.A1" office:value-type="string">
            <text:p text:style-name="P56"><text:span text:style-name="T38">A</text:span><text:span text:style-name="T38">notações complementares do responsável pela pesquisa, coleta de dados ou conteúdo. OBS: não deve ser mostrado para o pesquisador ou usuário externos.</text:span></text:p>
            <text:p text:style-name="P71"/>
          </table:table-cell>
        </table:table-row>
      </table:table>
      <text:p text:style-name="P76"/>
      <text:p text:style-name="P55"><text:span text:style-name="T38">OBS: se houver mais de um responsável pela pesquisa, replicar os três </text:span><text:span text:style-name="T38">campos acima e uma nota para cada pesquis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Nimbus Roman No9 L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size-asian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line-height="115%" fo:orphans="2" fo:widows="2" fo:hyphenation-ladder-count="no-limit" style:text-autospace="ideograph-alpha" style:punctuation-wrap="hanging" style:vertical-align="auto"/>
      <style:text-properties style:font-name="Calibri" fo:font-size="11pt" fo:language="pt" fo:country="BR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line-height="115%" fo:orphans="2" fo:widows="2" fo:hyphenation-ladder-count="no-limit" style:text-autospace="ideograph-alpha" style:punctuation-wrap="hanging" style:vertical-align="auto"/>
      <style:text-properties style:font-name="Calibri" fo:language="pt" fo:country="BR" style:font-size-complex="12pt" fo:hyphenate="tru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Fonte_20_parág._20_padrão" style:display-name="Fonte parág. padrão" style:family="text"/>
    <style:style style:name="Bullets" style:family="text">
      <style:text-properties style:font-name="StarSymbol" fo:font-size="9pt" style:font-size-asian="9pt"/>
    </style:style>
    <style:style style:name="Título_20_2_20_Char" style:display-name="Título 2 Char" style:family="text" style:parent-style-name="Fonte_20_parág._20_padrão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ítulo_20_6_20_Char" style:display-name="Título 6 Char" style:family="text" style:parent-style-name="Fonte_20_parág._20_padrão">
      <style:text-properties style:font-name="Calibri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 style:parent-style-name="Fonte_20_parág._20_padrão">
      <style:text-properties style:font-name="Calibri"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fo:language="en" fo:country="US" style:letter-kerning="true" style:font-name-asian="Times New Roman" style:font-size-asian="26pt" style:font-name-complex="Times New Roman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ilha de Preenchimento</dc:title>
    <meta:initial-creator>Rick</meta:initial-creator>
    <meta:creation-date>2010-05-25T10:30:00</meta:creation-date>
    <dc:creator>Elisa</dc:creator>
    <dc:date>2010-05-25T13:11:00</dc:date>
    <meta:print-date>2006-08-29T15:10:00</meta:print-date>
    <meta:editing-cycles>3</meta:editing-cycles>
    <meta:editing-duration>PT00H02M00S</meta:editing-duration>
    <meta:generator>BrOffice.org/3.2$Win32 OpenOffice.org_project/320m12$Build-9483</meta:generator>
    <meta:document-statistic meta:table-count="87" meta:image-count="0" meta:object-count="0" meta:page-count="17" meta:paragraph-count="382" meta:word-count="2301" meta:character-count="15497"/>
  </office:meta>
</office:document-meta>
</file>